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86in" style:rel-column-width="4718*"/>
    </style:style>
    <style:style style:name="Table1.B" style:family="table-column">
      <style:table-column-properties style:column-width="1.5in" style:rel-column-width="14195*"/>
    </style:style>
    <style:style style:name="Table1.C" style:family="table-column">
      <style:table-column-properties style:column-width="1.1875in" style:rel-column-width="11237*"/>
    </style:style>
    <style:style style:name="Table1.D" style:family="table-column">
      <style:table-column-properties style:column-width="3.7389in" style:rel-column-width="353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264in" style:rel-column-width="15391*"/>
    </style:style>
    <style:style style:name="Table2.B" style:family="table-column">
      <style:table-column-properties style:column-width="5.2986in" style:rel-column-width="5014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ans" fo:font-size="20pt" officeooo:rsid="00131d2e" officeooo:paragraph-rsid="00131d2e" style:font-size-asian="17.5pt" style:font-size-complex="20pt"/>
    </style:style>
    <style:style style:name="P2" style:family="paragraph" style:parent-style-name="Footer">
      <style:paragraph-properties fo:text-align="center" style:justify-single-word="false"/>
      <style:text-properties officeooo:rsid="0014c8fc" officeooo:paragraph-rsid="0014c8fc"/>
    </style:style>
    <style:style style:name="P3" style:family="paragraph" style:parent-style-name="Standard">
      <style:text-properties officeooo:rsid="001e0146" officeooo:paragraph-rsid="001e0146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text-properties style:font-name="Liberation Sans" officeooo:rsid="00203a3e" officeooo:paragraph-rsid="00203a3e"/>
    </style:style>
    <style:style style:name="P6" style:family="paragraph" style:parent-style-name="Text_20_body">
      <style:text-properties style:font-name="Liberation Sans" officeooo:paragraph-rsid="00131d2e"/>
    </style:style>
    <style:style style:name="P7" style:family="paragraph" style:parent-style-name="Text_20_body">
      <style:text-properties style:font-name="Liberation Sans" officeooo:rsid="0029da19" officeooo:paragraph-rsid="0016bcb1"/>
    </style:style>
    <style:style style:name="P8" style:family="paragraph" style:parent-style-name="Text_20_body">
      <style:text-properties style:font-name="Liberation Sans" officeooo:rsid="001d1a16" officeooo:paragraph-rsid="001d1a16"/>
    </style:style>
    <style:style style:name="P9" style:family="paragraph" style:parent-style-name="Text_20_body">
      <style:text-properties style:font-name="Liberation Sans" officeooo:rsid="00269be2" officeooo:paragraph-rsid="0029e08e"/>
    </style:style>
    <style:style style:name="P10" style:family="paragraph" style:parent-style-name="Text_20_body">
      <style:text-properties style:font-name="Liberation Sans" officeooo:rsid="0029e08e" officeooo:paragraph-rsid="0029e08e"/>
    </style:style>
    <style:style style:name="P11" style:family="paragraph" style:parent-style-name="Text_20_body">
      <style:text-properties style:font-name="Liberation Sans" officeooo:rsid="002d4390" officeooo:paragraph-rsid="002d4390"/>
    </style:style>
    <style:style style:name="P12" style:family="paragraph" style:parent-style-name="Text_20_body">
      <style:text-properties style:font-name="Liberation Sans" officeooo:rsid="0036bbf4" officeooo:paragraph-rsid="0036bbf4"/>
    </style:style>
    <style:style style:name="P13" style:family="paragraph" style:parent-style-name="Text_20_body">
      <style:text-properties style:font-name="Liberation Sans" officeooo:rsid="0039a247" officeooo:paragraph-rsid="0039a247"/>
    </style:style>
    <style:style style:name="P14" style:family="paragraph" style:parent-style-name="Text_20_body">
      <style:text-properties style:font-name="Liberation Sans" officeooo:rsid="00449f0b" officeooo:paragraph-rsid="00449f0b"/>
    </style:style>
    <style:style style:name="P15" style:family="paragraph" style:parent-style-name="Text_20_body">
      <style:text-properties style:font-name="Liberation Sans" officeooo:rsid="003b81a2" officeooo:paragraph-rsid="003b81a2"/>
    </style:style>
    <style:style style:name="P16" style:family="paragraph" style:parent-style-name="Text_20_body">
      <style:text-properties style:font-name="Liberation Sans" fo:font-weight="bold" officeooo:rsid="00480748" officeooo:paragraph-rsid="00480748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Liberation Sans" fo:font-weight="bold" officeooo:rsid="0045dbfa" officeooo:paragraph-rsid="0045dbfa" style:font-weight-asian="bold" style:font-weight-complex="bold"/>
    </style:style>
    <style:style style:name="P18" style:family="paragraph" style:parent-style-name="Text_20_body">
      <style:text-properties style:font-name="Liberation Sans" officeooo:rsid="004259a4" officeooo:paragraph-rsid="004259a4"/>
    </style:style>
    <style:style style:name="P19" style:family="paragraph" style:parent-style-name="Text_20_body">
      <style:text-properties style:font-name="Liberation Sans" officeooo:rsid="004923cf" officeooo:paragraph-rsid="004923cf"/>
    </style:style>
    <style:style style:name="P20" style:family="paragraph" style:parent-style-name="Text_20_body">
      <style:text-properties style:font-name="Liberation Sans" officeooo:rsid="004a33f1" officeooo:paragraph-rsid="004a33f1"/>
    </style:style>
    <style:style style:name="P21" style:family="paragraph" style:parent-style-name="Text_20_body">
      <style:text-properties style:font-name="Liberation Sans" officeooo:rsid="004ab4b1" officeooo:paragraph-rsid="004ab4b1"/>
    </style:style>
    <style:style style:name="P22" style:family="paragraph" style:parent-style-name="Text_20_body">
      <style:text-properties style:font-name="Liberation Sans" officeooo:rsid="004d7ae2" officeooo:paragraph-rsid="004d7ae2"/>
    </style:style>
    <style:style style:name="P23" style:family="paragraph" style:parent-style-name="Text_20_body">
      <style:text-properties style:font-name="Liberation Sans" officeooo:rsid="0058646e" officeooo:paragraph-rsid="0058646e"/>
    </style:style>
    <style:style style:name="P24" style:family="paragraph" style:parent-style-name="Text_20_body">
      <style:text-properties style:font-name="Liberation Sans" officeooo:rsid="0058646e" officeooo:paragraph-rsid="005bd4f6"/>
    </style:style>
    <style:style style:name="P25" style:family="paragraph" style:parent-style-name="Text_20_body">
      <style:text-properties style:font-name="Liberation Sans" officeooo:rsid="005ee357" officeooo:paragraph-rsid="005ee357"/>
    </style:style>
    <style:style style:name="P26" style:family="paragraph" style:parent-style-name="Text_20_body">
      <style:text-properties style:font-name="Liberation Sans" officeooo:rsid="005f6e17" officeooo:paragraph-rsid="005f6e17"/>
    </style:style>
    <style:style style:name="P27" style:family="paragraph" style:parent-style-name="Text_20_body">
      <style:text-properties style:font-name="Liberation Sans" officeooo:rsid="0060949d" officeooo:paragraph-rsid="0060949d"/>
    </style:style>
    <style:style style:name="P28" style:family="paragraph" style:parent-style-name="Text_20_body">
      <style:text-properties style:font-name="Liberation Sans" officeooo:rsid="00628a3f" officeooo:paragraph-rsid="00628a3f"/>
    </style:style>
    <style:style style:name="P29" style:family="paragraph" style:parent-style-name="Text_20_body">
      <style:text-properties style:font-name="Liberation Sans" officeooo:rsid="00641e02" officeooo:paragraph-rsid="00641e02"/>
    </style:style>
    <style:style style:name="P30" style:family="paragraph" style:parent-style-name="Text_20_body">
      <style:text-properties style:font-name="Liberation Sans" officeooo:rsid="0068e258" officeooo:paragraph-rsid="0068e258"/>
    </style:style>
    <style:style style:name="P31" style:family="paragraph" style:parent-style-name="Text_20_body">
      <style:text-properties style:font-name="Liberation Sans" fo:font-size="12pt" officeooo:rsid="006cec4e" officeooo:paragraph-rsid="006cec4e" style:font-size-asian="12pt" style:font-size-complex="12pt"/>
    </style:style>
    <style:style style:name="P32" style:family="paragraph" style:parent-style-name="Text_20_body">
      <style:text-properties style:font-name="Liberation Sans" fo:font-size="12pt" officeooo:rsid="006e75c7" officeooo:paragraph-rsid="006e75c7" style:font-size-asian="12pt" style:font-size-complex="12pt"/>
    </style:style>
    <style:style style:name="P33" style:family="paragraph" style:parent-style-name="Text_20_body">
      <style:text-properties style:font-name="Liberation Sans" fo:font-size="12pt" officeooo:rsid="00709e47" officeooo:paragraph-rsid="00709e47" style:font-size-asian="12pt" style:font-size-complex="12pt"/>
    </style:style>
    <style:style style:name="P34" style:family="paragraph" style:parent-style-name="Text_20_body">
      <style:text-properties style:font-name="Liberation Sans" officeooo:rsid="00735ac1" officeooo:paragraph-rsid="00735ac1"/>
    </style:style>
    <style:style style:name="P35" style:family="paragraph" style:parent-style-name="Text_20_body">
      <style:text-properties style:font-name="Liberation Sans" officeooo:rsid="00746fce" officeooo:paragraph-rsid="00746fce"/>
    </style:style>
    <style:style style:name="P36" style:family="paragraph" style:parent-style-name="Text_20_body">
      <style:text-properties style:font-name="Liberation Sans" officeooo:rsid="0075f536" officeooo:paragraph-rsid="0075f536"/>
    </style:style>
    <style:style style:name="P37" style:family="paragraph" style:parent-style-name="Text_20_body">
      <style:text-properties style:font-name="Liberation Sans" officeooo:rsid="0075f536" officeooo:paragraph-rsid="00786aa5"/>
    </style:style>
    <style:style style:name="P38" style:family="paragraph" style:parent-style-name="Text_20_body">
      <style:text-properties style:font-name="Liberation Sans" officeooo:rsid="00786aa5" officeooo:paragraph-rsid="00786aa5"/>
    </style:style>
    <style:style style:name="P39" style:family="paragraph" style:parent-style-name="Text_20_body">
      <style:text-properties officeooo:rsid="0016dba6" officeooo:paragraph-rsid="0016dba6"/>
    </style:style>
    <style:style style:name="P40" style:family="paragraph" style:parent-style-name="Text_20_body">
      <style:text-properties officeooo:rsid="0016dba6" officeooo:paragraph-rsid="001a5010"/>
    </style:style>
    <style:style style:name="P41" style:family="paragraph" style:parent-style-name="Text_20_body">
      <style:text-properties officeooo:rsid="0019a0ea" officeooo:paragraph-rsid="001a5010"/>
    </style:style>
    <style:style style:name="P42" style:family="paragraph" style:parent-style-name="Text_20_body">
      <style:text-properties officeooo:rsid="001e0146" officeooo:paragraph-rsid="001e0146"/>
    </style:style>
    <style:style style:name="P43" style:family="paragraph" style:parent-style-name="Text_20_body">
      <style:text-properties officeooo:rsid="0019264a" officeooo:paragraph-rsid="0019264a"/>
    </style:style>
    <style:style style:name="P44" style:family="paragraph" style:parent-style-name="Text_20_body">
      <style:text-properties officeooo:rsid="004ab4b1" officeooo:paragraph-rsid="004ab4b1"/>
    </style:style>
    <style:style style:name="P45" style:family="paragraph" style:parent-style-name="Text_20_body">
      <style:text-properties officeooo:rsid="004ce7a7" officeooo:paragraph-rsid="004ce7a7"/>
    </style:style>
    <style:style style:name="P46" style:family="paragraph" style:parent-style-name="Text_20_body">
      <style:text-properties officeooo:rsid="005bd4f6" officeooo:paragraph-rsid="005bd4f6"/>
    </style:style>
    <style:style style:name="P47" style:family="paragraph" style:parent-style-name="Text_20_body">
      <style:text-properties officeooo:rsid="005c5f82" officeooo:paragraph-rsid="005c5f82"/>
    </style:style>
    <style:style style:name="P48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456793" officeooo:paragraph-rsid="00456793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style:font-name="Courier New" fo:font-size="10pt" officeooo:rsid="005947c9" officeooo:paragraph-rsid="005947c9" style:font-size-asian="10pt" style:font-size-complex="10pt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style:font-name="Courier New" fo:font-size="10pt" officeooo:rsid="0070a6a8" officeooo:paragraph-rsid="0070a6a8" style:font-size-asian="10pt" style:font-size-complex="10pt"/>
    </style:style>
    <style:style style:name="P51" style:family="paragraph" style:parent-style-name="Text_20_body">
      <style:paragraph-properties fo:margin-left="0.4925in" fo:margin-right="0in" fo:text-indent="0in" style:auto-text-indent="false"/>
      <style:text-properties style:font-name="Courier New" fo:font-size="12pt" officeooo:rsid="005a756b" officeooo:paragraph-rsid="005a756b" style:font-size-asian="12pt" style:font-size-complex="12pt"/>
    </style:style>
    <style:style style:name="P52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officeooo:rsid="006e75c7" officeooo:paragraph-rsid="006e75c7" style:font-size-asian="9pt" style:font-size-complex="9pt"/>
    </style:style>
    <style:style style:name="P53" style:family="paragraph" style:parent-style-name="Text_20_body">
      <style:paragraph-properties fo:margin-left="0.4925in" fo:margin-right="0in" fo:text-indent="0in" style:auto-text-indent="false"/>
      <style:text-properties style:font-name="Liberation Sans" officeooo:rsid="005c5f82" officeooo:paragraph-rsid="005c5f82"/>
    </style:style>
    <style:style style:name="P54" style:family="paragraph" style:parent-style-name="Text_20_body">
      <style:paragraph-properties fo:margin-left="0.4925in" fo:margin-right="0in" fo:text-indent="0in" style:auto-text-indent="false"/>
      <style:text-properties style:font-name="Liberation Sans" fo:font-size="12pt" officeooo:rsid="005947c9" officeooo:paragraph-rsid="005947c9" style:font-size-asian="12pt" style:font-size-complex="12pt"/>
    </style:style>
    <style:style style:name="P55" style:family="paragraph" style:parent-style-name="Text_20_body">
      <style:paragraph-properties fo:margin-left="0.4925in" fo:margin-right="0in" fo:text-indent="0in" style:auto-text-indent="false"/>
      <style:text-properties style:font-name="Liberation Sans" fo:font-size="12pt" officeooo:rsid="005a756b" officeooo:paragraph-rsid="005a756b" style:font-size-asian="12pt" style:font-size-complex="12pt"/>
    </style:style>
    <style:style style:name="P56" style:family="paragraph" style:parent-style-name="Text_20_body">
      <style:paragraph-properties fo:margin-left="0.4925in" fo:margin-right="0in" fo:text-indent="0in" style:auto-text-indent="false"/>
      <style:text-properties style:font-name="Liberation Sans" fo:font-size="12pt" officeooo:rsid="00709e47" officeooo:paragraph-rsid="00709e47" style:font-size-asian="12pt" style:font-size-complex="12pt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style:font-name="Courier New" fo:font-size="10pt" style:font-size-asian="10pt" style:font-size-complex="10pt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style:font-name="Courier New" fo:font-size="10pt" officeooo:rsid="004923cf" officeooo:paragraph-rsid="004923cf" style:font-size-asian="10pt" style:font-size-complex="10pt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style:font-name="Courier New" fo:font-size="10pt" officeooo:rsid="004ab4b1" officeooo:paragraph-rsid="004ab4b1" style:font-size-asian="10pt" style:font-size-complex="10pt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style:font-name="Courier New" fo:font-size="10pt" officeooo:rsid="004c9982" officeooo:paragraph-rsid="004c9982" style:font-size-asian="10pt" style:font-size-complex="10pt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style:font-name="Courier New" fo:font-size="10pt" officeooo:rsid="004d7ae2" officeooo:paragraph-rsid="004d7ae2" style:font-size-asian="10pt" style:font-size-complex="10pt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style:font-name="Courier New" fo:font-size="10pt" officeooo:rsid="004ce7a7" officeooo:paragraph-rsid="004ce7a7" style:font-size-asian="10pt" style:font-size-complex="10pt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left="0.4925in" fo:margin-right="0in" fo:text-indent="0in" style:auto-text-indent="false"/>
      <style:text-properties style:font-name="Courier New" officeooo:rsid="00480748" officeooo:paragraph-rsid="00480748"/>
    </style:style>
    <style:style style:name="P66" style:family="paragraph" style:parent-style-name="Standard">
      <style:paragraph-properties fo:margin-left="0.4925in" fo:margin-right="0in" fo:text-indent="0in" style:auto-text-indent="false"/>
      <style:text-properties style:font-name="Courier New" officeooo:rsid="00786aa5" officeooo:paragraph-rsid="00786aa5"/>
    </style:style>
    <style:style style:name="P67" style:family="paragraph" style:parent-style-name="Standard">
      <style:paragraph-properties fo:margin-left="0.4925in" fo:margin-right="0in" fo:margin-top="0in" fo:margin-bottom="0in" loext:contextual-spacing="false" fo:text-indent="0in" style:auto-text-indent="false"/>
      <style:text-properties style:font-name="Courier New" fo:font-size="10pt" officeooo:rsid="004923cf" officeooo:paragraph-rsid="004923cf" style:font-size-asian="10pt" style:font-size-complex="10pt"/>
    </style:style>
    <style:style style:name="P68" style:family="paragraph" style:parent-style-name="Table_20_Heading">
      <style:text-properties style:font-name="Liberation Sans" officeooo:rsid="001d1a16" officeooo:paragraph-rsid="001d1a16"/>
    </style:style>
    <style:style style:name="P69" style:family="paragraph" style:parent-style-name="Table_20_Heading">
      <style:text-properties style:font-name="Liberation Sans" officeooo:rsid="001d1a16" officeooo:paragraph-rsid="00269be2"/>
    </style:style>
    <style:style style:name="P70" style:family="paragraph" style:parent-style-name="Table_20_Heading">
      <style:text-properties style:font-name="Liberation Sans" officeooo:rsid="004d7ae2" officeooo:paragraph-rsid="004d7ae2"/>
    </style:style>
    <style:style style:name="P71" style:family="paragraph" style:parent-style-name="Table_20_Contents">
      <style:paragraph-properties fo:text-align="center" style:justify-single-word="false"/>
      <style:text-properties style:font-name="Courier New" officeooo:rsid="001d1a16" officeooo:paragraph-rsid="001d1a16"/>
    </style:style>
    <style:style style:name="P72" style:family="paragraph" style:parent-style-name="Table_20_Contents">
      <style:paragraph-properties fo:text-align="center" style:justify-single-word="false"/>
      <style:text-properties style:font-name="Courier New" officeooo:rsid="001da050" officeooo:paragraph-rsid="001da050"/>
    </style:style>
    <style:style style:name="P73" style:family="paragraph" style:parent-style-name="Table_20_Contents">
      <style:paragraph-properties fo:text-align="center" style:justify-single-word="false"/>
      <style:text-properties style:font-name="Courier New" officeooo:rsid="004d7ae2" officeooo:paragraph-rsid="004d7ae2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" officeooo:rsid="001d1a16" officeooo:paragraph-rsid="001d1a16"/>
    </style:style>
    <style:style style:name="P75" style:family="paragraph" style:parent-style-name="Table_20_Contents">
      <style:text-properties style:font-name="Liberation Sans" officeooo:rsid="001d1a16" officeooo:paragraph-rsid="001d1a16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officeooo:rsid="001da050" officeooo:paragraph-rsid="001da050"/>
    </style:style>
    <style:style style:name="P77" style:family="paragraph" style:parent-style-name="Table_20_Contents">
      <style:text-properties style:font-name="Liberation Sans" officeooo:rsid="001da050" officeooo:paragraph-rsid="001da050"/>
    </style:style>
    <style:style style:name="P78" style:family="paragraph" style:parent-style-name="Table_20_Contents">
      <style:text-properties style:font-name="Liberation Sans" officeooo:rsid="004d7ae2" officeooo:paragraph-rsid="004d7ae2"/>
    </style:style>
    <style:style style:name="P79" style:family="paragraph" style:parent-style-name="Text_20_body">
      <style:paragraph-properties fo:margin-left="0in" fo:margin-right="0in" fo:text-indent="0in" style:auto-text-indent="false"/>
      <style:text-properties style:font-name="Liberation Sans" officeooo:rsid="00456793" officeooo:paragraph-rsid="00456793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style:font-name="Liberation Sans" officeooo:rsid="0045dbfa" officeooo:paragraph-rsid="0045dbfa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style:font-name="Liberation Sans" fo:font-size="12pt" officeooo:rsid="004ce7a7" officeooo:paragraph-rsid="004ce7a7" style:font-size-asian="10.5pt" style:font-size-complex="12pt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style:font-name="Liberation Sans" fo:font-size="12pt" officeooo:rsid="005947c9" officeooo:paragraph-rsid="005947c9" style:font-size-asian="12pt" style:font-size-complex="12pt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style:font-name="Liberation Sans" fo:font-size="12pt" officeooo:rsid="005c5f82" officeooo:paragraph-rsid="005c5f82" style:font-size-asian="12pt" style:font-size-complex="12pt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style:font-name="Liberation Sans" fo:font-size="12pt" officeooo:rsid="00709e47" officeooo:paragraph-rsid="00709e47" style:font-size-asian="12pt" style:font-size-complex="12pt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style:font-name="Liberation Sans" officeooo:rsid="005bd4f6" officeooo:paragraph-rsid="005bd4f6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style:font-name="Liberation Sans" officeooo:rsid="005c5f82" officeooo:paragraph-rsid="005c5f82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style:font-name="Liberation Sans" fo:font-size="10pt" officeooo:rsid="0070a6a8" officeooo:paragraph-rsid="0070a6a8" style:font-size-asian="10pt" style:font-size-complex="10pt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style:font-name="Liberation Sans" officeooo:rsid="00746fce" officeooo:paragraph-rsid="00746fce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style:font-name="Courier New" fo:font-size="12pt" officeooo:rsid="005f6e17" officeooo:paragraph-rsid="005f6e17" style:font-size-asian="12pt" style:font-size-complex="12pt"/>
    </style:style>
    <style:style style:name="P90" style:family="paragraph" style:parent-style-name="Standard">
      <style:paragraph-properties fo:margin-left="0.4925in" fo:margin-right="0in" fo:text-indent="0in" style:auto-text-indent="false"/>
      <style:text-properties style:font-name="Courier New" fo:font-size="10pt" style:font-size-asian="10pt" style:font-size-complex="10pt"/>
    </style:style>
    <style:style style:name="P91" style:family="paragraph" style:parent-style-name="Standard">
      <style:paragraph-properties fo:margin-left="0.4925in" fo:margin-right="0in" fo:text-indent="0in" style:auto-text-indent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92" style:family="paragraph" style:parent-style-name="Text_20_body" style:list-style-name="L1">
      <style:text-properties style:font-name="Liberation Sans" officeooo:rsid="004259a4" officeooo:paragraph-rsid="004259a4"/>
    </style:style>
    <style:style style:name="P93" style:family="paragraph" style:parent-style-name="Text_20_body" style:list-style-name="L2">
      <style:text-properties style:font-name="Liberation Sans" officeooo:rsid="00576259" officeooo:paragraph-rsid="00576259"/>
    </style:style>
    <style:style style:name="P94" style:family="paragraph" style:parent-style-name="Text_20_body">
      <style:text-properties style:font-name="Liberation Sans" officeooo:rsid="00576259" officeooo:paragraph-rsid="00576259"/>
    </style:style>
    <style:style style:name="P95" style:family="paragraph" style:parent-style-name="Text_20_body" style:list-style-name="L3">
      <style:text-properties style:font-name="Liberation Sans" officeooo:rsid="001f0788" officeooo:paragraph-rsid="001f0788"/>
    </style:style>
    <style:style style:name="P96" style:family="paragraph" style:parent-style-name="Text_20_body" style:list-style-name="L4">
      <style:text-properties style:font-name="Liberation Sans" officeooo:rsid="00269be2" officeooo:paragraph-rsid="00269be2"/>
    </style:style>
    <style:style style:name="P97" style:family="paragraph" style:parent-style-name="Text_20_body" style:list-style-name="L4">
      <style:text-properties style:font-name="Liberation Sans" officeooo:rsid="0027c72f" officeooo:paragraph-rsid="0027c72f"/>
    </style:style>
    <style:style style:name="P98" style:family="paragraph" style:parent-style-name="Text_20_body" style:list-style-name="L7">
      <style:text-properties style:font-name="Liberation Sans" officeooo:rsid="006cec4e" officeooo:paragraph-rsid="006cec4e"/>
    </style:style>
    <style:style style:name="P99" style:family="paragraph" style:parent-style-name="Text_20_body" style:list-style-name="L8">
      <style:text-properties style:font-name="Liberation Sans" officeooo:rsid="0068e258" officeooo:paragraph-rsid="006a29e5"/>
    </style:style>
    <style:style style:name="P100" style:family="paragraph" style:parent-style-name="Text_20_body">
      <style:text-properties style:font-name="Liberation Sans" officeooo:rsid="007aef4a" officeooo:paragraph-rsid="007aef4a"/>
    </style:style>
    <style:style style:name="P101" style:family="paragraph" style:parent-style-name="Text_20_body">
      <style:text-properties style:font-name="Liberation Sans" officeooo:rsid="007c0e08" officeooo:paragraph-rsid="007c0e08"/>
    </style:style>
    <style:style style:name="P102" style:family="paragraph" style:parent-style-name="Text_20_body">
      <style:text-properties style:font-name="Liberation Sans" fo:font-weight="bold" officeooo:rsid="00480748" officeooo:paragraph-rsid="007ee0e6" style:font-weight-asian="bold" style:font-weight-complex="bold"/>
    </style:style>
    <style:style style:name="P103" style:family="paragraph" style:parent-style-name="Text_20_body">
      <style:text-properties style:font-name="Liberation Sans" officeooo:rsid="0039a247" officeooo:paragraph-rsid="007ee0e6"/>
    </style:style>
    <style:style style:name="P104" style:family="paragraph" style:parent-style-name="Text_20_body">
      <style:text-properties style:font-name="Liberation Sans" officeooo:rsid="003b81a2" officeooo:paragraph-rsid="007ee0e6"/>
    </style:style>
    <style:style style:name="P105" style:family="paragraph" style:parent-style-name="Text_20_body">
      <style:text-properties style:font-name="Liberation Sans" officeooo:rsid="00786aa5" officeooo:paragraph-rsid="00786aa5"/>
    </style:style>
    <style:style style:name="P106" style:family="paragraph" style:parent-style-name="Text_20_body" style:list-style-name="L3">
      <style:text-properties officeooo:paragraph-rsid="001fa199"/>
    </style:style>
    <style:style style:name="P107" style:family="paragraph" style:parent-style-name="Text_20_body" style:list-style-name="L3">
      <style:text-properties officeooo:paragraph-rsid="001f0788"/>
    </style:style>
    <style:style style:name="P108" style:family="paragraph" style:parent-style-name="Text_20_body" style:list-style-name="L3">
      <style:text-properties officeooo:paragraph-rsid="001e0146"/>
    </style:style>
    <style:style style:name="P109" style:family="paragraph" style:parent-style-name="Text_20_body" style:list-style-name="L5">
      <style:text-properties officeooo:paragraph-rsid="005f6e17"/>
    </style:style>
    <style:style style:name="P110" style:family="paragraph" style:parent-style-name="Text_20_body" style:list-style-name="L6">
      <style:text-properties style:font-name="Courier New" fo:font-size="12pt" officeooo:rsid="005f6e17" officeooo:paragraph-rsid="005f6e17" style:font-size-asian="12pt" style:font-size-complex="12pt"/>
    </style:style>
    <style:style style:name="P111" style:family="paragraph" style:parent-style-name="Text_20_body" style:list-style-name="L8">
      <style:text-properties style:font-name="Courier New" fo:font-size="12pt" officeooo:rsid="006a29e5" officeooo:paragraph-rsid="006a29e5" style:font-size-asian="12pt" style:font-size-complex="12pt"/>
    </style:style>
    <style:style style:name="P112" style:family="paragraph" style:parent-style-name="Text_20_body">
      <style:text-properties officeooo:rsid="002bc162" officeooo:paragraph-rsid="002f9ac1"/>
    </style:style>
    <style:style style:name="P113" style:family="paragraph" style:parent-style-name="Text_20_body">
      <style:text-properties style:font-name="Liberation Sans" officeooo:rsid="007c4e9e" officeooo:paragraph-rsid="007c4e9e"/>
    </style:style>
    <style:style style:name="P114" style:family="paragraph" style:parent-style-name="Heading_20_1">
      <style:text-properties style:font-name="Liberation Sans"/>
    </style:style>
    <style:style style:name="P115" style:family="paragraph" style:parent-style-name="Heading_20_1">
      <style:text-properties style:font-name="Liberation Sans" officeooo:rsid="0016bcb1" officeooo:paragraph-rsid="0016bcb1"/>
    </style:style>
    <style:style style:name="P116" style:family="paragraph" style:parent-style-name="Heading_20_1">
      <style:paragraph-properties fo:break-before="page"/>
    </style:style>
    <style:style style:name="P1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6bcb1"/>
    </style:style>
    <style:style style:name="T3" style:family="text">
      <style:text-properties style:font-name="Liberation Sans" officeooo:rsid="001762c7"/>
    </style:style>
    <style:style style:name="T4" style:family="text">
      <style:text-properties style:font-name="Liberation Sans" officeooo:rsid="0019a0ea"/>
    </style:style>
    <style:style style:name="T5" style:family="text">
      <style:text-properties style:font-name="Liberation Sans" officeooo:rsid="001a5010"/>
    </style:style>
    <style:style style:name="T6" style:family="text">
      <style:text-properties style:font-name="Liberation Sans" officeooo:rsid="001b7571"/>
    </style:style>
    <style:style style:name="T7" style:family="text">
      <style:text-properties style:font-name="Liberation Sans" officeooo:rsid="001e0146"/>
    </style:style>
    <style:style style:name="T8" style:family="text">
      <style:text-properties style:font-name="Liberation Sans" officeooo:rsid="001f0788"/>
    </style:style>
    <style:style style:name="T9" style:family="text">
      <style:text-properties style:font-name="Liberation Sans" officeooo:rsid="001fa199"/>
    </style:style>
    <style:style style:name="T10" style:family="text">
      <style:text-properties style:font-name="Liberation Sans" fo:font-weight="bold" officeooo:rsid="001fa199" style:font-weight-asian="bold" style:font-weight-complex="bold"/>
    </style:style>
    <style:style style:name="T11" style:family="text">
      <style:text-properties style:font-name="Liberation Sans" fo:font-size="12pt" style:font-size-asian="10.5pt" style:font-size-complex="12pt"/>
    </style:style>
    <style:style style:name="T12" style:family="text">
      <style:text-properties style:font-name="Liberation Sans" fo:font-size="12pt" officeooo:rsid="005f6e17" style:font-size-asian="12pt" style:font-size-complex="12pt"/>
    </style:style>
    <style:style style:name="T13" style:family="text">
      <style:text-properties style:font-name="Liberation Sans" officeooo:rsid="005947c9"/>
    </style:style>
    <style:style style:name="T14" style:family="text">
      <style:text-properties style:font-name="Liberation Sans" officeooo:rsid="00628a3f"/>
    </style:style>
    <style:style style:name="T15" style:family="text">
      <style:text-properties style:font-name="Liberation Sans" officeooo:rsid="003cf40c"/>
    </style:style>
    <style:style style:name="T16" style:family="text">
      <style:text-properties style:font-name="Liberation Sans" officeooo:rsid="007ace4b"/>
    </style:style>
    <style:style style:name="T17" style:family="text">
      <style:text-properties style:font-name="Droid Sans Mono" fo:font-size="12pt" style:font-size-asian="10.5pt" style:font-size-complex="12pt"/>
    </style:style>
    <style:style style:name="T18" style:family="text">
      <style:text-properties style:font-name="Liberation Sans1" officeooo:rsid="0171a626"/>
    </style:style>
    <style:style style:name="T19" style:family="text">
      <style:text-properties style:font-name="Liberation Sans1" fo:font-weight="bold" officeooo:rsid="00203a3e" style:font-weight-asian="bold" style:font-weight-complex="bold"/>
    </style:style>
    <style:style style:name="T20" style:family="text">
      <style:text-properties officeooo:rsid="00044a2f"/>
    </style:style>
    <style:style style:name="T21" style:family="text">
      <style:text-properties style:font-name="Arial" officeooo:rsid="002d3c94"/>
    </style:style>
    <style:style style:name="T22" style:family="text">
      <style:text-properties style:font-name="Courier New"/>
    </style:style>
    <style:style style:name="T23" style:family="text">
      <style:text-properties style:font-name="Courier New" officeooo:rsid="001762c7"/>
    </style:style>
    <style:style style:name="T24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font-name="Courier New" fo:font-style="italic" fo:font-weight="bold" officeooo:rsid="001762c7" style:font-style-asian="italic" style:font-weight-asian="bold" style:font-style-complex="italic" style:font-weight-complex="bold"/>
    </style:style>
    <style:style style:name="T26" style:family="text">
      <style:text-properties style:font-name="Courier New" fo:font-style="italic" fo:font-weight="bold" officeooo:rsid="001b7571" style:font-style-asian="italic" style:font-weight-asian="bold" style:font-style-complex="italic" style:font-weight-complex="bold"/>
    </style:style>
    <style:style style:name="T27" style:family="text">
      <style:text-properties style:font-name="Courier New" officeooo:rsid="0019a0ea"/>
    </style:style>
    <style:style style:name="T28" style:family="text">
      <style:text-properties style:font-name="Courier New" officeooo:rsid="001b7571"/>
    </style:style>
    <style:style style:name="T29" style:family="text">
      <style:text-properties style:font-name="Courier New" officeooo:rsid="001e0146"/>
    </style:style>
    <style:style style:name="T30" style:family="text">
      <style:text-properties style:font-name="Courier New" officeooo:rsid="00269be2"/>
    </style:style>
    <style:style style:name="T31" style:family="text">
      <style:text-properties style:font-name="Courier New" officeooo:rsid="002d9694"/>
    </style:style>
    <style:style style:name="T32" style:family="text">
      <style:text-properties style:font-name="Courier New" officeooo:rsid="003b81a2"/>
    </style:style>
    <style:style style:name="T33" style:family="text">
      <style:text-properties style:font-name="Courier New" officeooo:rsid="004946c4"/>
    </style:style>
    <style:style style:name="T34" style:family="text">
      <style:text-properties style:font-name="Courier New" officeooo:rsid="004a33f1"/>
    </style:style>
    <style:style style:name="T35" style:family="text">
      <style:text-properties style:font-name="Courier New" officeooo:rsid="005947c9"/>
    </style:style>
    <style:style style:name="T36" style:family="text">
      <style:text-properties style:font-name="Courier New" officeooo:rsid="005bd4f6"/>
    </style:style>
    <style:style style:name="T37" style:family="text">
      <style:text-properties style:font-name="Courier New" fo:font-size="12pt" style:font-size-asian="12pt" style:font-size-complex="12pt"/>
    </style:style>
    <style:style style:name="T38" style:family="text">
      <style:text-properties style:font-name="Courier New" fo:font-size="12pt" officeooo:rsid="005f6e17" style:font-size-asian="12pt" style:font-size-complex="12pt"/>
    </style:style>
    <style:style style:name="T39" style:family="text">
      <style:text-properties style:font-name="Courier New" fo:font-size="12pt" officeooo:rsid="006a29e5" style:font-size-asian="12pt" style:font-size-complex="12pt"/>
    </style:style>
    <style:style style:name="T40" style:family="text">
      <style:text-properties style:font-name="Courier New" officeooo:rsid="006cec4e"/>
    </style:style>
    <style:style style:name="T41" style:family="text">
      <style:text-properties style:font-name="Courier New" officeooo:rsid="006ff4ae"/>
    </style:style>
    <style:style style:name="T42" style:family="text">
      <style:text-properties style:font-name="Courier New" officeooo:rsid="00746fce"/>
    </style:style>
    <style:style style:name="T43" style:family="text">
      <style:text-properties style:font-name="Courier New" officeooo:rsid="0077caf5"/>
    </style:style>
    <style:style style:name="T44" style:family="text">
      <style:text-properties officeooo:rsid="001e0146"/>
    </style:style>
    <style:style style:name="T45" style:family="text">
      <style:text-properties officeooo:rsid="001fa199"/>
    </style:style>
    <style:style style:name="T46" style:family="text">
      <style:text-properties officeooo:rsid="00203a3e"/>
    </style:style>
    <style:style style:name="T47" style:family="text">
      <style:text-properties officeooo:rsid="0021f7aa"/>
    </style:style>
    <style:style style:name="T48" style:family="text">
      <style:text-properties officeooo:rsid="00269be2"/>
    </style:style>
    <style:style style:name="T49" style:family="text">
      <style:text-properties officeooo:rsid="0027c72f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6cec4e" style:font-weight-asian="bold" style:font-weight-complex="bold"/>
    </style:style>
    <style:style style:name="T52" style:family="text">
      <style:text-properties fo:font-weight="bold" officeooo:rsid="0077caf5" style:font-weight-asian="bold" style:font-weight-complex="bold"/>
    </style:style>
    <style:style style:name="T53" style:family="text">
      <style:text-properties style:text-underline-style="none" fo:font-weight="bold" style:font-weight-asian="bold" style:font-weight-complex="bold"/>
    </style:style>
    <style:style style:name="T54" style:family="text">
      <style:text-properties style:text-underline-style="none" fo:font-weight="bold" officeooo:rsid="0027c72f" style:font-weight-asian="bold" style:font-weight-complex="bold"/>
    </style:style>
    <style:style style:name="T55" style:family="text">
      <style:text-properties officeooo:rsid="0029e08e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29e08e" style:font-style-asian="italic" style:font-style-complex="italic"/>
    </style:style>
    <style:style style:name="T58" style:family="text">
      <style:text-properties fo:font-style="italic" officeooo:rsid="0027c72f" style:font-style-asian="italic" style:font-style-complex="italic"/>
    </style:style>
    <style:style style:name="T59" style:family="text">
      <style:text-properties officeooo:rsid="002a9f0b"/>
    </style:style>
    <style:style style:name="T60" style:family="text">
      <style:text-properties officeooo:rsid="002d4390"/>
    </style:style>
    <style:style style:name="T61" style:family="text">
      <style:text-properties officeooo:rsid="002d9694"/>
    </style:style>
    <style:style style:name="T62" style:family="text">
      <style:text-properties officeooo:rsid="003e3d49"/>
    </style:style>
    <style:style style:name="T63" style:family="text">
      <style:text-properties officeooo:rsid="00432097"/>
    </style:style>
    <style:style style:name="T64" style:family="text">
      <style:text-properties officeooo:rsid="00456793"/>
    </style:style>
    <style:style style:name="T65" style:family="text">
      <style:text-properties officeooo:rsid="0045dbfa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officeooo:rsid="004946c4"/>
    </style:style>
    <style:style style:name="T68" style:family="text">
      <style:text-properties officeooo:rsid="004a33f1"/>
    </style:style>
    <style:style style:name="T69" style:family="text">
      <style:text-properties officeooo:rsid="004c9982"/>
    </style:style>
    <style:style style:name="T70" style:family="text">
      <style:text-properties officeooo:rsid="004d7ae2"/>
    </style:style>
    <style:style style:name="T71" style:family="text">
      <style:text-properties officeooo:rsid="004f1d43"/>
    </style:style>
    <style:style style:name="T72" style:family="text">
      <style:text-properties officeooo:rsid="0058646e"/>
    </style:style>
    <style:style style:name="T73" style:family="text">
      <style:text-properties officeooo:rsid="005947c9"/>
    </style:style>
    <style:style style:name="T74" style:family="text">
      <style:text-properties officeooo:rsid="005a756b"/>
    </style:style>
    <style:style style:name="T75" style:family="text">
      <style:text-properties officeooo:rsid="005bd4f6"/>
    </style:style>
    <style:style style:name="T76" style:family="text">
      <style:text-properties officeooo:rsid="005c5f82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officeooo:rsid="005e017a"/>
    </style:style>
    <style:style style:name="T79" style:family="text">
      <style:text-properties officeooo:rsid="005f6e17"/>
    </style:style>
    <style:style style:name="T80" style:family="text">
      <style:text-properties officeooo:rsid="00628a3f"/>
    </style:style>
    <style:style style:name="T81" style:family="text">
      <style:text-properties officeooo:rsid="0065bea7"/>
    </style:style>
    <style:style style:name="T82" style:family="text">
      <style:text-properties officeooo:rsid="006cec4e"/>
    </style:style>
    <style:style style:name="T83" style:family="text">
      <style:text-properties officeooo:rsid="006ff4ae"/>
    </style:style>
    <style:style style:name="T84" style:family="text">
      <style:text-properties officeooo:rsid="00746fce"/>
    </style:style>
    <style:style style:name="T85" style:family="text">
      <style:text-properties officeooo:rsid="0077caf5"/>
    </style:style>
    <style:style style:name="T86" style:family="text">
      <style:text-properties officeooo:rsid="007aef4a"/>
    </style:style>
    <style:style style:name="T87" style:family="text">
      <style:text-properties officeooo:rsid="007c0e08"/>
    </style:style>
    <style:style style:name="T88" style:family="text">
      <style:text-properties officeooo:rsid="007cbf6c"/>
    </style:style>
    <style:style style:name="T89" style:family="text">
      <style:text-properties style:font-name="Courier New"/>
    </style:style>
    <style:style style:name="T90" style:family="text">
      <style:text-properties style:font-name="Courier New" officeooo:rsid="007cbf6c"/>
    </style:style>
    <style:style style:name="T91" style:family="text">
      <style:text-properties style:font-name="Courier New" officeooo:rsid="006cec4e"/>
    </style:style>
    <style:style style:name="T92" style:family="text">
      <style:text-properties style:font-name="Courier New" officeooo:rsid="007efdf6"/>
    </style:style>
    <style:style style:name="T93" style:family="text">
      <style:text-properties officeooo:rsid="007da344"/>
    </style:style>
    <style:style style:name="T94" style:family="text">
      <style:text-properties officeooo:rsid="007ee0e6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7ee0e6" style:font-weight-asian="normal" style:font-weight-complex="normal"/>
    </style:style>
    <style:style style:name="T97" style:family="text">
      <style:text-properties officeooo:rsid="007efdf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7"><text:a xlink:type="simple" xlink:href="#__RefHeading___Toc17431_1004948415" text:style-name="Index_20_Link" text:visited-style-name="Index_20_Link">Notices<text:tab/>1</text:a></text:p>
          <text:p text:style-name="P117"><text:a xlink:type="simple" xlink:href="#__RefHeading___Toc106_1004948415" text:style-name="Index_20_Link" text:visited-style-name="Index_20_Link">Introduction<text:tab/>1</text:a></text:p>
          <text:p text:style-name="P118"><text:a xlink:type="simple" xlink:href="#__RefHeading___Toc885_3616208874" text:style-name="Index_20_Link" text:visited-style-name="Index_20_Link">Building and Using the Sample Yourself<text:tab/>2</text:a></text:p>
          <text:p text:style-name="P118"><text:a xlink:type="simple" xlink:href="#__RefHeading___Toc398_729392128" text:style-name="Index_20_Link" text:visited-style-name="Index_20_Link">SATK (Bare-Metal) Programs<text:tab/>3</text:a></text:p>
          <text:p text:style-name="P117"><text:a xlink:type="simple" xlink:href="#__RefHeading___Toc645_2853699285" text:style-name="Index_20_Link" text:visited-style-name="Index_20_Link">Program 1 – Hello World<text:tab/>6</text:a></text:p>
          <text:p text:style-name="P118"><text:a xlink:type="simple" xlink:href="#__RefHeading___Toc647_2853699285" text:style-name="Index_20_Link" text:visited-style-name="Index_20_Link">Step 1 – Assemble the Program<text:tab/>8</text:a></text:p>
          <text:p text:style-name="P118"><text:a xlink:type="simple" xlink:href="#__RefHeading___Toc1266_3616208874" text:style-name="Index_20_Link" text:visited-style-name="Index_20_Link">Step 2 – Run the Bare-Metal Program<text:tab/>9</text:a></text:p>
          <text:p text:style-name="P119"><text:a xlink:type="simple" xlink:href="#__RefHeading___Toc1268_3616208874" text:style-name="Index_20_Link" text:visited-style-name="Index_20_Link">Configuration File<text:tab/>9</text:a></text:p>
          <text:p text:style-name="P119"><text:a xlink:type="simple" xlink:href="#__RefHeading___Toc1270_3616208874" text:style-name="Index_20_Link" text:visited-style-name="Index_20_Link">Run Control File<text:tab/>10</text:a></text:p>
          <text:p text:style-name="P119"><text:a xlink:type="simple" xlink:href="#__RefHeading___Toc1272_3616208874" text:style-name="Index_20_Link" text:visited-style-name="Index_20_Link">List-Directed IPL Directory<text:tab/>10</text:a></text:p>
          <text:p text:style-name="P117"><text:a xlink:type="simple" xlink:href="#__RefHeading___Toc8863_641179520" text:style-name="Index_20_Link" text:visited-style-name="Index_20_Link">Program 2 – Hello World From Disk<text:tab/>12</text:a></text:p>
          <text:p text:style-name="P118"><text:a xlink:type="simple" xlink:href="#__RefHeading___Toc8865_641179520" text:style-name="Index_20_Link" text:visited-style-name="Index_20_Link">Step 1 – Assemble the Program<text:tab/>12</text:a></text:p>
          <text:p text:style-name="P118"><text:a xlink:type="simple" xlink:href="#__RefHeading___Toc8867_641179520" text:style-name="Index_20_Link" text:visited-style-name="Index_20_Link">Step 2 – Create IPL Medium<text:tab/>12</text:a></text:p>
          <text:p text:style-name="P118"><text:a xlink:type="simple" xlink:href="#__RefHeading___Toc8869_641179520" text:style-name="Index_20_Link" text:visited-style-name="Index_20_Link">Step 3 – Run the Bare-Metal Program<text:tab/>15</text:a></text:p>
        </text:index-body>
      </text:table-of-content>
      <text:p text:style-name="P6"/>
      <text:p text:style-name="P6">Copyright <text:span text:style-name="T18">©</text:span> <text:span text:style-name="T20">2020</text:span> Harold Grovesteen</text:p>
      <text:p text:style-name="P6"><text:span text:style-name="T11">See the file </text:span><text:span text:style-name="T17">doc/fdl-1.3.txt</text:span><text:span text:style-name="T11"> for copying conditions.</text:span></text:p>
      <text:h text:style-name="P115" text:outline-level="1"><text:bookmark-start text:name="__RefHeading___Toc17431_1004948415"/>Notices<text:bookmark-end text:name="__RefHeading___Toc17431_1004948415"/></text:h>
      <text:p text:style-name="P7"><text:span text:style-name="T2">“Python” is a registered trademark of the Python</text:span><text:span text:style-name="T21">®</text:span><text:span text:style-name="T2"> Software Foundation.</text:span></text:p>
      <text:h text:style-name="P114" text:outline-level="1"><text:bookmark-start text:name="__RefHeading___Toc106_1004948415"/>Introduction<text:bookmark-end text:name="__RefHeading___Toc106_1004948415"/></text:h>
      <text:p text:style-name="P17">READ THIS INTRODUCTION!!!</text:p>
      <text:p text:style-name="P40"><text:span text:style-name="T1">Stand Alone Tool Kit, </text:span><text:span text:style-name="T5">SATK, </text:span><text:span text:style-name="T1">has a number of </text:span><text:span text:style-name="T5">related </text:span><text:span text:style-name="T1">features.</text:span><text:span text:style-name="T5"> <text:s/>SATK consists of </text:span><text:span text:style-name="T1">a set of tools for the creation of bare-metal programs targeting the mainframe environment. <text:s/>While the most prominent might be its assembler, ASMA, a number of other tools are provided to assist in the bare-metal program’s creation and use. <text:s/>It is targeted primarily for use with the Hercules mainframe hardware emulator, but is not restricted exclusively to it. <text:s/>Other emulators and virtual environments exist.</text:span></text:p>
      <text:p text:style-name="P41"><text:span text:style-name="T1">The tools provided by SATK are platform independent, exclusively using Python for their implementation. <text:s/>The author uses Linux to build, test and document SATK. <text:s/>As a consequence, this document, with its platform specific execution examples, is Linux oriented. <text:s/>My apologies to the Windows community. <text:s/>It is </text:span><text:span text:style-name="T5">the author’s</text:span><text:span text:style-name="T1"> hope, that a new Windows user can adjust. <text:s/>Contributions for use </text:span><text:span text:style-name="T5">of SATK </text:span><text:span text:style-name="T1">with Windows are welcomed.</text:span></text:p>
      <text:p text:style-name="P39"><text:soft-page-break/><text:span text:style-name="T1">This document is intended to give the new user of SATK help in effectively using it through example programs </text:span><text:span text:style-name="T3">as well as where within the SATK document set additional information may be found. <text:s/>The programs as well as tool output is provided in the </text:span><text:span text:style-name="T23">samples/guide</text:span><text:span text:style-name="T3"> SATK directory. <text:s/>Each program is numbered and is provided with its corresponding sample and output within </text:span><text:span text:style-name="T23">samples/guide/pgm</text:span><text:span text:style-name="T25">x</text:span><text:span text:style-name="T3">, where x corresponds to the program’s number in this document.</text:span></text:p>
      <text:p text:style-name="P43"><text:span text:style-name="T3">H</text:span><text:span text:style-name="T1">ercules, the primary mainframe environment targeted by SATK, requires a configuration file to run. <text:s/></text:span><text:span text:style-name="T4">The configuration uses a filename suffix of </text:span><text:span text:style-name="T27">.conf</text:span><text:span text:style-name="T4">. <text:s/></text:span><text:span text:style-name="T1">After Hercules is invoked, a run control file, </text:span><text:span text:style-name="T4">suffixed with </text:span><text:span text:style-name="T27">.rc</text:span><text:span text:style-name="T4">,</text:span><text:span text:style-name="T1"> can execute Hercules commands, as well as host platform commands via the Hercules </text:span><text:span text:style-name="T22">sh</text:span><text:span text:style-name="T1"> command. <text:s/>These are placed in the </text:span><text:span text:style-name="T22">samples/guide/</text:span><text:span text:style-name="T28">pgm</text:span><text:span text:style-name="T26">x </text:span><text:span text:style-name="T1">director</text:span><text:span text:style-name="T6">y. <text:s/>Each </text:span><text:span text:style-name="T28">pgm</text:span><text:span text:style-name="T26">x</text:span><text:span text:style-name="T6"> directory is self contained.</text:span></text:p>
      <text:p text:style-name="P112"><text:span text:style-name="T1">Assembler listings are too large to readily be placed in a document. <text:s/>To access the listing, a text editor will be required, such as Kwrite on Linux, or </text:span><text:span text:style-name="T15">Word</text:span><text:span text:style-name="T1">pad </text:span><text:span text:style-name="T15">of Windows. <text:s/>If available Visual Studio </text:span><text:span text:style-name="T1">on Windows </text:span><text:span text:style-name="T15">will also work</text:span><text:span text:style-name="T1">. <text:s/>You never need to worry about line-terminations with SATK software. <text:s/>Python takes care of them. <text:s/></text:span><text:span text:style-name="T16">Other software may be sensitive to line-terminations.</text:span></text:p>
      <text:h text:style-name="Heading_20_2" text:outline-level="2"><text:bookmark-start text:name="__RefHeading___Toc885_3616208874"/>Building and Using the Sample Yourself<text:bookmark-end text:name="__RefHeading___Toc885_3616208874"/></text:h>
      <text:p text:style-name="P18">It is recommended that you build the sample yourself in your own environment.</text:p>
      <text:p text:style-name="P18">You will need the following files from the SATK sample program:</text:p>
      <text:list xml:id="list859222714" text:style-name="L1">
        <text:list-item>
          <text:p text:style-name="P92"><text:span text:style-name="T22">pgm</text:span><text:span text:style-name="T24">x</text:span><text:span text:style-name="T22">.asm</text:span> – the assembler source of the sample program</text:p>
        </text:list-item>
        <text:list-item>
          <text:p text:style-name="P92"><text:span text:style-name="T22">pgm</text:span><text:span text:style-name="T24">x</text:span><text:span text:style-name="T22">.conf</text:span> – the configuration file to run the sample with Hercules</text:p>
        </text:list-item>
        <text:list-item>
          <text:p text:style-name="P92"><text:span text:style-name="T22">pgm</text:span><text:span text:style-name="T24">x</text:span><text:span text:style-name="T22">.rc</text:span> – the Hercules run control file that will launch the bare metal program</text:p>
        </text:list-item>
      </text:list>
      <text:p text:style-name="P18">You will need to <text:span text:style-name="T63">determine how</text:span> you <text:span text:style-name="T63">will</text:span> execute <text:span text:style-name="T22">tools/asma.py</text:span>, <text:span text:style-name="T22">tools/iplasma.py</text:span>, <text:span text:style-name="T63">if needed,</text:span> and Hercules <text:span text:style-name="T63">itself. <text:s/>Changing the working directory to the one containing the files from SATK will simplify your execution of the various tools. <text:s/>To facilitate this, additional Bash scripts are provided, one for each process:</text:span></text:p>
      <text:list xml:id="list107285614" text:style-name="L2">
        <text:list-item>
          <text:p text:style-name="P93"><text:span text:style-name="T22">asm</text:span> – Assembles the sample programs</text:p>
        </text:list-item>
        <text:list-item>
          <text:p text:style-name="P93"><text:span text:style-name="T22">med</text:span> – Creates the IPL medium (when used)</text:p>
        </text:list-item>
        <text:list-item>
          <text:p text:style-name="P93"><text:span text:style-name="T22">ipl</text:span> – Execute<text:span text:style-name="T72">s</text:span> the sample bare-metal program in Hercules</text:p>
        </text:list-item>
      </text:list>
      <text:p text:style-name="P94"><text:soft-page-break/>It is also the goal to make migration to a different scripting language easier. <text:s/>These <text:span text:style-name="T86">simple </text:span>scripts <text:span text:style-name="T86">should be easy to convert to a different scripting environment</text:span>. <text:s/>Your directory will require a copy of <text:span text:style-name="T22">asm</text:span>, <text:span text:style-name="T22">med</text:span>, and <text:span text:style-name="T22">ipl</text:span> altered for your local environment and choice of scripting language. <text:s/><text:span text:style-name="T86">Once this is done for the first couple of programs, your local scripts can simply be copied and altered as needed.</text:span></text:p>
      <text:p text:style-name="P100">Windows contributions are welcome.</text:p>
      <text:h text:style-name="Heading_20_2" text:outline-level="2"><text:bookmark-start text:name="__RefHeading___Toc398_729392128"/><text:span text:style-name="T1">SATK (</text:span><text:span text:style-name="T6">B</text:span><text:span text:style-name="T1">are-Metal) Programs</text:span><text:bookmark-end text:name="__RefHeading___Toc398_729392128"/></text:h>
      <text:p text:style-name="P8">All programs created by SATK are bare-metal programs. <text:s/>They execute without need of an operating system, interacting directly with the hardware environment, emulated or otherwise. <text:s/>As such there are at most three steps as described in this tabl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8">Step</text:p>
            </table:table-cell>
            <table:table-cell table:style-name="Table1.A1" office:value-type="string">
              <text:p text:style-name="P69">Required <text:span text:style-name="T48">or</text:span></text:p>
              <text:p text:style-name="P69">Optional</text:p>
            </table:table-cell>
            <table:table-cell table:style-name="Table1.A1" office:value-type="string">
              <text:p text:style-name="P68">Tool</text:p>
            </table:table-cell>
            <table:table-cell table:style-name="Table1.D1" office:value-type="string">
              <text:p text:style-name="P68">Description</text:p>
            </table:table-cell>
          </table:table-row>
        </table:table-header-rows>
        <table:table-row>
          <table:table-cell table:style-name="Table1.A2" office:value-type="string">
            <text:p text:style-name="P74">1</text:p>
          </table:table-cell>
          <table:table-cell table:style-name="Table1.A2" office:value-type="string">
            <text:p text:style-name="P74">required</text:p>
          </table:table-cell>
          <table:table-cell table:style-name="Table1.A2" office:value-type="string">
            <text:p text:style-name="P71">asma.py</text:p>
          </table:table-cell>
          <table:table-cell table:style-name="Table1.D2" office:value-type="string">
            <text:p text:style-name="P75">Assemble a bare-metal program from source</text:p>
          </table:table-cell>
        </table:table-row>
        <table:table-row>
          <table:table-cell table:style-name="Table1.A2" office:value-type="string">
            <text:p text:style-name="P76">2</text:p>
          </table:table-cell>
          <table:table-cell table:style-name="Table1.A2" office:value-type="string">
            <text:p text:style-name="P76">optional</text:p>
          </table:table-cell>
          <table:table-cell table:style-name="Table1.A2" office:value-type="string">
            <text:p text:style-name="P72">ipl<text:span text:style-name="T47">asma</text:span>.py</text:p>
          </table:table-cell>
          <table:table-cell table:style-name="Table1.D2" office:value-type="string">
            <text:p text:style-name="P77">Create IPL capable media from assemble<text:span text:style-name="T44">d</text:span> program</text:p>
          </table:table-cell>
        </table:table-row>
        <table:table-row>
          <table:table-cell table:style-name="Table1.A2" office:value-type="string">
            <text:p text:style-name="P76">3</text:p>
          </table:table-cell>
          <table:table-cell table:style-name="Table1.A2" office:value-type="string">
            <text:p text:style-name="P76">required</text:p>
          </table:table-cell>
          <table:table-cell table:style-name="Table1.A2" office:value-type="string">
            <text:p text:style-name="P72">hercules</text:p>
          </table:table-cell>
          <table:table-cell table:style-name="Table1.D2" office:value-type="string">
            <text:p text:style-name="P77">Test the program <text:span text:style-name="T46">by performing initial program load</text:span></text:p>
          </table:table-cell>
        </table:table-row>
      </table:table>
      <text:p text:style-name="P8"/>
      <text:p text:style-name="P5"><text:span text:style-name="T22">asma.py</text:span> and <text:span text:style-name="T22">ipl</text:span><text:span text:style-name="T30">asma</text:span><text:span text:style-name="T22">.py</text:span> are provided by SATK in the <text:span text:style-name="T22">tools</text:span> directory.</text:p>
      <text:p text:style-name="P4">This document assumes t<text:span text:style-name="T45">hree</text:span> things <text:span text:style-name="T44">(from the previous table)</text:span>:</text:p>
      <text:list xml:id="list2865288568" text:style-name="L3">
        <text:list-item>
          <text:p text:style-name="P106"><text:span text:style-name="T10">Python</text:span><text:span text:style-name="T19">®</text:span><text:span text:style-name="T9"> is installed and running on the host platform. <text:s/>SATK requires </text:span><text:span text:style-name="T10">Python</text:span><text:span text:style-name="T9">. <text:s/></text:span><text:span text:style-name="T10">Python</text:span><text:span text:style-name="T9"> is available from </text:span><text:a xlink:type="simple" xlink:href="https://www.python.org/downloads/" text:style-name="Internet_20_link" text:visited-style-name="Visited_20_Internet_20_Link">https://www.python.org/downloads/</text:a>.<text:span text:style-name="T1"> <text:s/></text:span><text:span text:style-name="T9">Generally a Windows installer is available from this site. <text:s/>On Linux, the operating system distributor usually has one in its package management system, if not already installed by the distributor.</text:span></text:p>
        </text:list-item>
        <text:list-item>
          <text:p text:style-name="P107"><text:span text:style-name="T7">SATK has been installed from github and ASMA runs. <text:s/>SATK is available at </text:span><text:a xlink:type="simple" xlink:href="https://github.com/s390guy/SATK" text:style-name="Internet_20_link" text:visited-style-name="Visited_20_Internet_20_Link"><text:span text:style-name="T7">https://github.com/s390guy/SATK</text:span></text:a><text:span text:style-name="T7">. <text:s/>The file </text:span><text:span text:style-name="T29">doc/asma/ASMA.pdf</text:span><text:span text:style-name="T7"> provided </text:span><text:span text:style-name="T9">with</text:span><text:span text:style-name="T7"> SATK describes getting started by verifying ASMA can be used. <text:s/>If ASMA, the assembler, runs, the other tools are also available. <text:s/>Building is not required.</text:span></text:p>
        </text:list-item>
        <text:list-item>
          <text:p text:style-name="P108"><text:span text:style-name="T7">The Hercules emulator has also been installed on your host platform. <text:s/>The latest version can be found at </text:span><text:a xlink:type="simple" xlink:href="https://github.com/SDL-Hercules-390/hyperion" text:style-name="Internet_20_link" text:visited-style-name="Visited_20_Internet_20_Link"><text:span text:style-name="T1">https://github.com/SDL-Hercules-390/hyperion</text:span></text:a><text:span text:style-name="T1">. <text:s/></text:span><text:span text:style-name="T8">Pre-built Windows binaries can be found at </text:span><text:a xlink:type="simple" xlink:href="http://www.softdevlabs.com/hyperion.html#prebuilt" text:style-name="Internet_20_link" text:visited-style-name="Visited_20_Internet_20_Link"><text:span text:style-name="T1">http://www.softdevlabs.com/hyperion.html#prebuilt</text:span></text:a><text:span text:style-name="T1">.</text:span></text:p>
          <text:p text:style-name="P95"><text:soft-page-break/>Instructions for building Hercules from source can be found in the github repository.</text:p>
        </text:list-item>
      </text:list>
      <text:p text:style-name="P9">The <text:span text:style-name="T60">development</text:span> of bare-metal programs is an esoteric area of knowledge. <text:s/>This is true for mainframe systems. <text:s/><text:span text:style-name="T55">Any program that interacts directly with the hardware, that is, without an operating system, is a bare-metal program. <text:s/>An operating system, by this definition, is a bare-metal program. <text:s/>For the purposes of this document, “hardware” may be physical hardware or emulated hardware.</text:span></text:p>
      <text:p text:style-name="P10">The distinguishing characteristic for bare-metal programs, <text:span text:style-name="T59">at least in this document,</text:span> is <text:span text:style-name="T56">how they are placed in memory</text:span>. <text:s/>T<text:span text:style-name="T59">o</text:span> better describe this characteristic, t<text:span text:style-name="T48">hree terms are used here to differentiate bare-metal programs:</text:span></text:p>
      <text:list xml:id="list1104439120" text:style-name="L4">
        <text:list-item>
          <text:p text:style-name="P96"><text:span text:style-name="T54">IPL</text:span><text:span text:style-name="T53"> Program</text:span> – A bare-metal program <text:span text:style-name="T58">loaded into memory by the mainframe hardware</text:span> NOT requiring a boot loader program.</text:p>
        </text:list-item>
        <text:list-item>
          <text:p text:style-name="P96"><text:span text:style-name="T50">Boot Loader Program</text:span> – A bare-metal program that itself is loaded directly into memory <text:span text:style-name="T49">as an IPL program by the hardware</text:span>, but <text:span text:style-name="T55">is </text:span><text:span text:style-name="T57">distinguished by providing</text:span><text:span text:style-name="T56"> </text:span><text:span text:style-name="T58">the service of loading at least one other program from a boot medium into memory and transferring control to the loaded program</text:span><text:span text:style-name="T49">. <text:s/>A boot loader, by this definition, could provide other services, making them available to a loaded program.</text:span></text:p>
        </text:list-item>
        <text:list-item>
          <text:p text:style-name="P97"><text:span text:style-name="T50">Booted Program</text:span> – A bare-metal program that interacts directly with hardware but is <text:span text:style-name="T56">loaded into memory by a boot loader</text:span> from which control is passed.</text:p>
        </text:list-item>
      </text:list>
      <text:p text:style-name="P11">Hercules supports <text:span text:style-name="T61">a </text:span>form of IPL program that does not require a typical external medium for the purpose of the IPL, for example a disk volume. <text:s/>This is called list-directed IPL. <text:s/>ASMA supports creating this as output from the assembler directly. <text:s/>Mainframes introduced this form of IPL when Linux started to be supported and installed from the host management console. <text:s/><text:span text:style-name="T61">Hercules uses a directory for this purpose. <text:s/>ASMA can create this directory with the required content. <text:s/>This is why some samples do not require the use of </text:span><text:span text:style-name="T31">./run med</text:span><text:span text:style-name="T61">.</text:span></text:p>
      <text:p text:style-name="P14">Key to the nature of bare-metal programs is from the above definition: <text:span text:style-name="T57">Any program that interacts directly with the hardware … is a bare-metal program</text:span><text:span text:style-name="T55">. <text:s/></text:span>For mainframes, and most other systems, that means the bare-metal program operates in privilege program state. <text:s/>This is managed by the mainframe’s PSW. <text:s/>The IPL PSW introduced to the CPU to start program execution must indicate privilege program state. <text:s/>When a bare-metal program starts execution it does so in real storage. <text:s/></text:p>
      <text:p text:style-name="P14">The bare-metal program must deal with the possible presence of interruptions, the most important being the program class of interruptions. <text:s/>Failing to do so <text:span text:style-name="T64">will</text:span> result in the CPU <text:soft-page-break/>entering an interruption loop. <text:s/>The only way to get out of this is to manually stop the CPU. <text:s/>Stopping the CPU is done by use of the Hercules console <text:span text:style-name="T64">command:</text:span></text:p>
      <text:p text:style-name="P48">stopall</text:p>
      <text:p text:style-name="P79">Understanding how to interact directly with the hardware requires understanding of how to exactly do that. <text:s/>Depending upon the architecture for which you are targeting your program, the appropriate <text:span text:style-name="T56">Principles of Operations</text:span> manual is strongly recommended. <text:s/>Most all of the details you will require are explained in this manual. <text:s/>Where external devices are involved, various other manuals will benefit for the specific device. <text:s/>For the earlier systems, there is a large amount of documents at <text:a xlink:type="simple" xlink:href="http://www.bitsavers.org/" text:style-name="Internet_20_link" text:visited-style-name="Visited_20_Internet_20_Link"><text:span text:style-name="T22">www.bitsavers.org</text:span></text:a>. <text:s/><text:span text:style-name="T65">These are largely S/360 and S/370 era documents, although some later documents are available. <text:s/>Much more recent documents can be located at the mainframe’s manufacturer’s websites.</text:span></text:p>
      <text:p text:style-name="P80">Assigned storage areas used by the hardware and sometimes SATK must be honored.</text:p>
      <text:p text:style-name="P11"/>
      <text:p text:style-name="P11"/>
      <text:h text:style-name="P116" text:outline-level="1"><text:bookmark-start text:name="__RefHeading___Toc645_2853699285"/>Program 1 –<text:span text:style-name="T62"> Hello World</text:span><text:bookmark-end text:name="__RefHeading___Toc645_2853699285"/></text:h>
      <text:p text:style-name="P12">Program 1 is the legendary “Hello World” program. <text:s/>It does not require use of any I/O because it uses a DIAGNOSE instruction to deliver the message, part of Hercules VM emulation.</text:p>
      <text:p text:style-name="P13"><text:span text:style-name="T50">Program:</text:span> <text:span text:style-name="T32">samples/guide/pgm1/</text:span><text:span text:style-name="T22">pgm1.</text:span><text:span text:style-name="T32">asm</text:span></text:p>
      <text:p text:style-name="P13"><text:span text:style-name="T50">Hardware Architecture:</text:span> S/370</text:p>
      <text:p text:style-name="P13"><text:span text:style-name="T50">Bare-Metal Program Type:</text:span> IPL Program</text:p>
      <text:p text:style-name="P13"><text:span text:style-name="T50">IPL:</text:span> list-directed</text:p>
      <text:p text:style-name="P15"><text:span text:style-name="T50">Macros:</text:span> None</text:p>
      <text:p text:style-name="P16">Program Description:</text:p>
      <text:p text:style-name="P64"><text:s text:c="9"/>TITLE 'PGM1 - HELLO WORLD'</text:p>
      <text:p text:style-name="P4">Gives the assembly listing a title.</text:p>
      <text:p text:style-name="P65"><text:span text:style-name="T66"><text:s text:c="9"/>PRINT DATA <text:s text:c="11"/>See all object data in listin</text:span>g</text:p>
      <text:p text:style-name="P19">See all of the data generated by the assembler.</text:p>
      <text:p text:style-name="P59">PSWSECT <text:s/>START 0,IPLPSW <text:s text:c="7"/>Start the first region for the IPL PSW</text:p>
      <text:p text:style-name="P67">* This results in IPLPSW.bin being created in the list directed IPL directory</text:p>
      <text:p text:style-name="P59"><text:s text:c="9"/>PSWEC 0,0,0,0,PGMSECT The IPL PSW for this program</text:p>
      <text:p text:style-name="P19">As with all bare-metal programs, it requires an IPL PSW to be placed in absolute addresses 0-7. <text:s/>To accomplish this a memory region is started, named <text:span text:style-name="T22">IPLPSW</text:span>, at address 0. <text:s/>The PSW reflects privilege mode and the address of the program itself, <text:span text:style-name="T22">PGMSECT</text:span>. <text:s/>I<text:span text:style-name="T67">n</text:span> addition to starting a new memory region, it also starts a named control section. <text:s/><text:span text:style-name="T67">In the list-directed IPL control file, this area of memory becomes a binary image file named </text:span><text:span text:style-name="T33">IPLPSW.bin</text:span><text:span text:style-name="T67">. <text:s/>Both the second operand of the START operation (starting the memory region) and the PSWEC operation (generating a PSW in the same manner as a CCW) are ASMA specific.</text:span></text:p>
      <text:p text:style-name="P58">PGMSECT <text:s/>START X'300',IPLPGM1 <text:s/>Start a second region for the program itself</text:p>
      <text:p text:style-name="P4">The IPL program is placed in a separate memory region, <text:span text:style-name="T22">IPLPGM1</text:span>. <text:s/>A second START operation is used for this. <text:s/>Unlike legacy assemblers, ASMA, accepts multiple START statements. <text:s/>The new <text:span text:style-name="T68">control section</text:span>, <text:span text:style-name="T22">PGMSECT</text:span>, has its own location counter set to absolute address X’300’. <text:s/>X’300’ is selected to avoid hardware assigned storage areas and the SATK reserved areas in X’200’-X’2FF’. <text:s/>As with the initial START operation, the second one will create another file in the list-directed <text:span text:style-name="T68">IPL</text:span> directory, <text:span text:style-name="T34">IPLPGM1.bin</text:span><text:span text:style-name="T68">.</text:span></text:p>
      <text:p text:style-name="P20"><text:soft-page-break/>Both files created within the list-directed IPL directory are created from the control sections which make up each memory region. <text:s/>In addition, each file will be referenced, with its respective starting location, in the list-directed IPL control file within the same directory. <text:s/>The ASMA <text:span text:style-name="T22">-g</text:span> command line option specifies the path and file name of the control file. <text:s/>The directory for each of the binary files and control file is inferred from the <text:span text:style-name="T22">-g</text:span> argument. <text:s/>The three files are placed in the same directory.</text:p>
      <text:p text:style-name="P60"><text:s text:c="9"/>BALR <text:s/>12,0 <text:s text:c="11"/>Establish my base register</text:p>
      <text:p text:style-name="P60"><text:s text:c="9"/>USING *,12 <text:s text:c="11"/>Tell the assembler</text:p>
      <text:p text:style-name="P44">Usual program set up for its intended base register.</text:p>
      <text:p text:style-name="P58"><text:s text:c="9"/>MVC <text:s text:c="2"/>X'68'(8,0),PGMEX <text:s/>Set a NEW PSW to trap program interruptions</text:p>
      <text:p text:style-name="P60">PGMEX <text:s text:c="3"/>PSWEC 0,0,2,0,X'28' <text:s text:c="2"/>Points to the program OLD PSW</text:p>
      <text:p text:style-name="P21">This is the earliest point in the program that a protection against an uninterrupted program interruption loop can be established. <text:s/>Why? <text:s/>Because the MVC instruction requires a base register. <text:s/>Once the base register is established, the program can place in the assigned storage area used by the hardware the program interruption New PSW. <text:s/>This PSW gets loaded in case a program interruption occurs. <text:s/>It stops the CPU automatically by have the wait bit set, the 2 in the third operand. <text:s/>All of the maskable interrupts are disabled. <text:s/>The combination of the two conditions effectively stops the CPU. <text:s/>Hercules will display such a PSW on the console, providing an opportunity to communicate why the program came to a halt. <text:s/><text:span text:style-name="T69">By using X’28’ as the address, the PSW indicates that it was a program interruption and the Old PSW (where the condition occurred) is at real address X’28’.</text:span></text:p>
      <text:p text:style-name="P58"><text:s text:c="9"/>LM <text:s text:c="3"/>8,10,DIAGPRMS <text:s text:c="2"/>Load the DIAGNOSE instruction's registers</text:p>
      <text:p text:style-name="P58"><text:s text:c="9"/>DIAG <text:s/>8,10,X'008' <text:s text:c="4"/>Issue the Hello World message to the console</text:p>
      <text:p text:style-name="P61">DIAGPRMS DC <text:s text:c="3"/>A(COMMAND),A(0),X'00',AL3(CMDLEN),A(0)</text:p>
      <text:p text:style-name="P61">COMMAND <text:s/>DC <text:s text:c="3"/>C'MSG * ' <text:s text:c="19"/>VM emulated command</text:p>
      <text:p text:style-name="P61">MESSAGE <text:s/>DC <text:s text:c="3"/>C'Hello Bare-Metal World!' <text:s text:c="2"/>Message text sent to self</text:p>
      <text:p text:style-name="P61">CMDLEN <text:s text:c="2"/>EQU <text:s text:c="2"/>*-COMMAND</text:p>
      <text:p text:style-name="P81">This sequence initializes the registers used by the DIAGNOSE instruction, from <text:span text:style-name="T22">DIAGPRMS</text:span>. <text:s/>In turn, the DC’s point to the message and contain its length, along with the flag byte.</text:p>
      <text:p text:style-name="P63"><text:s text:c="9"/>BNZ <text:s text:c="2"/>BADCMD <text:s text:c="2"/>If a non-zero condition code set, the DIAGNOSE failed</text:p>
      <text:p text:style-name="P63"><text:s text:c="9"/>LTR <text:s text:c="2"/>10,10 <text:s text:c="3"/>Was a non-zero return code set by the DIAGNOSE?</text:p>
      <text:p text:style-name="P63"><text:s text:c="9"/>BNZ <text:s text:c="2"/>BADCMD <text:s text:c="2"/>..Yes, abnormal program termination</text:p>
      <text:p text:style-name="P45">The results of the DIAGNOSE are checked here, first, the condition code and then the return code. <text:s/>If either fails the program branches to the label <text:span text:style-name="T22">BADCMD</text:span>. <text:s/>Instruction execution simply falls through <text:span text:style-name="T70">if the DIAGNOSE was successful.</text:span></text:p>
      <text:p text:style-name="P62"><text:s text:c="9"/>LPSW <text:s/>GOOD <text:s text:c="5"/>..No, normal program termination</text:p>
      <text:p text:style-name="P62"><text:s text:c="9"/>SPACE 1</text:p>
      <text:p text:style-name="P62">BADCMD <text:s text:c="2"/>LPSW <text:s/>BAD <text:s text:c="6"/>End with a bad address in PSW field</text:p>
      <text:p text:style-name="P62">GOOD <text:s text:c="4"/>PSWEC 0,0,2,0,0 <text:s text:c="6"/>Successful execution of the program</text:p>
      <text:p text:style-name="P62">BAD <text:s text:c="5"/>PSWEC 0,0,2,0,X'DEAD' Unsuccessful execution of the program</text:p>
      <text:p text:style-name="P22"><text:soft-page-break/>Success or failure is indicated by which PSW is explicitly loaded by the program. <text:s/>In both cases a disabled wait state is established as was the case with the established New PSW. <text:s/>The difference is in the address field. <text:s/>For a successful program execution, an address of 0 is used. <text:s/>For an abnormal termination, an address of DEAD, all hexadecimal digits, is used. <text:s/><text:span text:style-name="T71">The LPSW instruction loads the PSW from memory into the active PSW.</text:span></text:p>
      <text:p text:style-name="P22">So, the instruction address of the final program PSW indicates how the program was executed as in this table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70">PSW Address</text:p>
            </table:table-cell>
            <table:table-cell table:style-name="Table2.B1" office:value-type="string">
              <text:p text:style-name="P70">Meaning</text:p>
            </table:table-cell>
          </table:table-row>
        </table:table-header-rows>
        <table:table-row>
          <table:table-cell table:style-name="Table2.A2" office:value-type="string">
            <text:p text:style-name="P73">X’0000’</text:p>
          </table:table-cell>
          <table:table-cell table:style-name="Table2.B2" office:value-type="string">
            <text:p text:style-name="P78">Successful execution of the program</text:p>
          </table:table-cell>
        </table:table-row>
        <table:table-row>
          <table:table-cell table:style-name="Table2.A2" office:value-type="string">
            <text:p text:style-name="P73">X’0028’</text:p>
          </table:table-cell>
          <table:table-cell table:style-name="Table2.B2" office:value-type="string">
            <text:p text:style-name="P78">An unexpected program interruption occurred</text:p>
          </table:table-cell>
        </table:table-row>
        <table:table-row>
          <table:table-cell table:style-name="Table2.A2" office:value-type="string">
            <text:p text:style-name="P73">X’DEAD’</text:p>
          </table:table-cell>
          <table:table-cell table:style-name="Table2.B2" office:value-type="string">
            <text:p text:style-name="P78">An abnormal program termination occurred</text:p>
          </table:table-cell>
        </table:table-row>
      </table:table>
      <text:p text:style-name="P22"/>
      <text:h text:style-name="Heading_20_2" text:outline-level="2"><text:bookmark-start text:name="__RefHeading___Toc647_2853699285"/>Step 1 – Assemble the Program<text:bookmark-end text:name="__RefHeading___Toc647_2853699285"/></text:h>
      <text:p text:style-name="P23">Change the working directory to the directory into which you have moved the files from SATK.</text:p>
      <text:p text:style-name="P23">Adjust the cop<text:span text:style-name="T73">i</text:span>ed <text:span text:style-name="T22">asm</text:span> script with local environment changes (<text:span text:style-name="T73">and</text:span> adjust to your scripting language <text:span text:style-name="T73">if needed</text:span>).</text:p>
      <text:p text:style-name="P23">The assembly is invoked with this command <text:span text:style-name="T73">in the </text:span><text:span text:style-name="T35">asm</text:span><text:span text:style-name="T73"> </text:span><text:span text:style-name="T13">script:</text:span></text:p>
      <text:p text:style-name="P49">${ASMA} -t s370 -d --stats -g ldipl/pgm1.txt -l asma-$sfx.txt pgm1.asm</text:p>
      <text:p text:style-name="P82">The script variable <text:span text:style-name="T22">${ASMA}</text:span> points to the local location of the <text:span text:style-name="T22">asma.py</text:span> script within SATK’s <text:span text:style-name="T22">tools</text:span> directory.</text:p>
      <text:p text:style-name="P82"><text:span text:style-name="T22">asma.py</text:span> is presented with a number of command-line arguments. <text:s/>These affect the assembly in the following ways.</text:p>
      <text:p text:style-name="P54"><text:span text:style-name="T22">-t s370</text:span> targets the S/370 architecture by the assembler. <text:s/>It restricts recognized instruction mnemonics <text:span text:style-name="T74">to those recognized by systems implementing S/370.</text:span></text:p>
      <text:p text:style-name="P55"><text:span text:style-name="T22">-d</text:span> influences the content of the listing. <text:s/>It causes ASMA to display in hexadecimal and characters the binary content it has created.</text:p>
      <text:p text:style-name="P55"><text:span text:style-name="T22">--stats</text:span> causes <text:span text:style-name="T22">asma.py</text:span> to display on the console run-time time statistics and where time is spent. <text:s/>A statement rate is also provided.</text:p>
      <text:p text:style-name="P55"><text:soft-page-break/><text:span text:style-name="T22">-g </text:span><text:span text:style-name="T35">ldipl/pgm1.txt</text:span><text:span text:style-name="T73"> </text:span>identifies the type of output to be generated by the assembler, a list-directed IPL directory content, and where this content is to be placed. <text:s/>The <text:span text:style-name="T22">-d</text:span> argument prints the content of the binary files.</text:p>
      <text:p text:style-name="P51">-l <text:span text:style-name="T73">asma-$sfx.txt</text:span><text:span text:style-name="T13"> </text:span><text:span text:style-name="T1">directs the assembler to generate a listing and into which file it is to be written. <text:s/>The use of the </text:span>$sfx<text:span text:style-name="T1"> script variable allows the listing file name to include the date and time when it was created.</text:span></text:p>
      <text:p text:style-name="P51">pgm1.asm<text:span text:style-name="T1"> identifies for the source file assembled by ASMA. <text:s/>It is a positional parameter and must always be the last in the command line.</text:span></text:p>
      <text:h text:style-name="Heading_20_2" text:outline-level="2"><text:bookmark-start text:name="__RefHeading___Toc1266_3616208874"/>Step 2 – Run the <text:span text:style-name="T81">Bare-Metal</text:span> Program<text:bookmark-end text:name="__RefHeading___Toc1266_3616208874"/></text:h>
      <text:p text:style-name="P24">Change the working directory to the directory into which you have moved the files from SATK.</text:p>
      <text:p text:style-name="P46">Execution of the program involves performing a list-directed IPL upon the <text:span text:style-name="T22">-g</text:span> file created by ASMA.</text:p>
      <text:p text:style-name="P24">The <text:span text:style-name="T75">IPL</text:span> is <text:span text:style-name="T75">initiated</text:span> with th<text:span text:style-name="T75">ese two</text:span> command<text:span text:style-name="T75">s</text:span> <text:span text:style-name="T73">in the </text:span><text:span text:style-name="T36">ipl</text:span><text:span text:style-name="T73"> </text:span><text:span text:style-name="T13">script:</text:span></text:p>
      <text:p text:style-name="P58">export HERCULES_RC=pgm1.rc</text:p>
      <text:p text:style-name="P58">${HERCULES} -v -f pgm1.conf <text:s/>&gt;&gt; log-${sfx}.txt</text:p>
      <text:p text:style-name="P85">The first statement identifies to Hercules where to find <text:span text:style-name="T76">the</text:span> run control file, in this case <text:span text:style-name="T22">pgm1.rc</text:span>. <text:s/><text:span text:style-name="T79">This statement creates both a script variable and then provides it as a platform environment variable for access by Hercules. <text:s/>Script variables only exist within the script. <text:s/>Environment variables are made available to other programs.</text:span></text:p>
      <text:p text:style-name="P86">The second statement actually launches the Hercules emulator. <text:s/>The <text:span text:style-name="T37">${HERCULES}</text:span><text:span text:style-name="T77"> script variable identifies where on the local system the Hercules executable file is located.</text:span></text:p>
      <text:p text:style-name="P83">The following command-line arguments influence Hercules execution.</text:p>
      <text:p text:style-name="P53"><text:span text:style-name="T37">-v</text:span><text:span text:style-name="T77"> causes Hyperion to provide verbose messages in the log.</text:span></text:p>
      <text:p text:style-name="P53"><text:span text:style-name="T37">-f pgm1.conf</text:span><text:span text:style-name="T77"> identifies to Hercules its configuration file.</text:span></text:p>
      <text:p text:style-name="P86"><text:span text:style-name="T77">The log file created by Hercules is sent to the file </text:span><text:span text:style-name="T37">log-${sfx}.txt</text:span><text:span text:style-name="T77">. <text:s/>As with the assembler listing, a date and time is added to the file name.</text:span></text:p>
      <text:h text:style-name="Heading_20_3" text:outline-level="3"><text:bookmark-start text:name="__RefHeading___Toc1268_3616208874"/>Configuration File<text:bookmark-end text:name="__RefHeading___Toc1268_3616208874"/></text:h>
      <text:p text:style-name="P47">The Hercules configuration file has the following contents.</text:p>
      <text:p text:style-name="P58"># Hercules sample configuration file for pgm1.asm</text:p>
      <text:p text:style-name="P58">ARCHMODE S/370 <text:s text:c="9"/># S/370 <text:span text:style-name="T78">targeted by pgm1.asm</text:span></text:p>
      <text:p text:style-name="P58"><text:soft-page-break/>MAINSIZE 16K <text:s text:c="11"/># Sample starts at X'300'</text:p>
      <text:p text:style-name="P58">NUMCPU <text:s text:c="2"/>1</text:p>
      <text:p text:style-name="P58">DIAG8CMD enable <text:s text:c="8"/># Allow use of DIAG X'008'</text:p>
      <text:p text:style-name="P58"/>
      <text:p text:style-name="P58"># Console Device</text:p>
      <text:p text:style-name="P58">000F 3215-C / <text:s text:c="10"/># Required by mainframe systems</text:p>
      <text:p text:style-name="P25"><text:span text:style-name="T22">ARCHMODE S/370</text:span> is specified because that is the architecture targeted by the program with the assembler’s -t command-line argument.</text:p>
      <text:p text:style-name="P25"><text:span text:style-name="T22">MAINSIZE 16K</text:span> is used because this is a small program and doesn’t need much to run. <text:s/>Additionally, 16K will probably suffice for most bare-metal programs.</text:p>
      <text:p text:style-name="P25"><text:span text:style-name="T22">NUMCPU 1</text:span> specifies one CPU which is the norm for S/370 systems. <text:s/>And pgm1.asm does not require more than one CPU.</text:p>
      <text:p text:style-name="P25"><text:span text:style-name="T22">DIAG8CMD enable</text:span> allows the DIAGNOSE function X’008’ to be used by the program. <text:s/>In as much as this is how <text:span text:style-name="T22">pgm1.asm</text:span> conveys the Hello World message, it is required.</text:p>
      <text:p text:style-name="P25">The single integrated console device is specified because mainframe systems require at least one console. <text:s/>It is available at address <text:span text:style-name="T22">000F</text:span>.</text:p>
      <text:h text:style-name="Heading_20_3" text:outline-level="3"><text:bookmark-start text:name="__RefHeading___Toc1270_3616208874"/>Run Control File<text:bookmark-end text:name="__RefHeading___Toc1270_3616208874"/></text:h>
      <text:p text:style-name="P25">The run control file is run after Hercules has configured the system with the configuration file. <text:s/>It contains Hercules console commands. <text:s/><text:span text:style-name="T79">All could be entered by means of the Hercules console itself. <text:s/>This simply automates the process.</text:span></text:p>
      <text:p text:style-name="P25">The run control file has these contents:</text:p>
      <text:p text:style-name="P58"># This file is intended for use with Hercules Hyperion</text:p>
      <text:p text:style-name="P58"># Comment this statement if you do not want to trace</text:p>
      <text:p text:style-name="P58">t+</text:p>
      <text:p text:style-name="P58"># Perform the list-directed IPL</text:p>
      <text:p text:style-name="P58">ipl ldipl/pgm1.txt</text:p>
      <text:p text:style-name="P25"><text:span text:style-name="T13">T</text:span><text:span text:style-name="T1">he </text:span><text:span text:style-name="T22">t+</text:span><text:span text:style-name="T1"> Hercules console command causes instruction tracing to be performed. <text:s/>It is extremely useful during debugging of bare-metal programs, so is enabled here.</text:span></text:p>
      <text:p text:style-name="P26"><text:span text:style-name="T1">The </text:span><text:span text:style-name="T22">ipl</text:span><text:span text:style-name="T1"> command performs the actual IPL, </text:span><text:span text:style-name="T14">launching</text:span><text:span text:style-name="T1"> the bare-metal program from the list-directed IPL directory created by the ASMA </text:span><text:span text:style-name="T22">-g</text:span><text:span text:style-name="T1"> argument.</text:span></text:p>
      <text:h text:style-name="Heading_20_3" text:outline-level="3"><text:bookmark-start text:name="__RefHeading___Toc1272_3616208874"/>List-Directed IPL Directory<text:bookmark-end text:name="__RefHeading___Toc1272_3616208874"/></text:h>
      <text:p text:style-name="P89"><text:span text:style-name="T1">The list-directed IPL directory’s contents are created by the ASMA </text:span>-g<text:span text:style-name="T1"> command-line argument. <text:s/>This directory contains three files related to the IPL function, all constructed by ASMA:</text:span></text:p>
      <text:list xml:id="list2180026177" text:style-name="L5">
        <text:list-item>
          <text:p text:style-name="P109"><text:soft-page-break/><text:span text:style-name="T38">IPLPGM1.bin</text:span><text:span text:style-name="T12"> – the bare-metal program’s binary content as assembled (this is why the ASMA </text:span><text:span text:style-name="T38">-d</text:span><text:span text:style-name="T12"> option is used).</text:span></text:p>
        </text:list-item>
      </text:list>
      <text:list xml:id="list3975838520" text:style-name="L6">
        <text:list-item>
          <text:p text:style-name="P110">IPLPSW.bin<text:span text:style-name="T1"> – the IPL PSW used to start the execution of the program by Hercules following IPL.</text:span></text:p>
        </text:list-item>
        <text:list-item>
          <text:p text:style-name="P110">pgm1.txt<text:span text:style-name="T1"> – the IPL control file.</text:span></text:p>
        </text:list-item>
      </text:list>
      <text:p text:style-name="P27">The <text:span text:style-name="T80">IPL </text:span>control file dictates where in memory the binary files are loaded, <text:span text:style-name="T80">their</text:span> starting memory address<text:span text:style-name="T80">es</text:span>. <text:s/>The address was specified in the ASMA <text:span text:style-name="T22">START</text:span> operation’s first parameter <text:span text:style-name="T80">that initiated by binary content with its second parameter.</text:span></text:p>
      <text:p text:style-name="P57">IPLPSW.bin 0x0</text:p>
      <text:p text:style-name="P57">IPLPGM1.bin 0x300</text:p>
      <text:p text:style-name="P27">When the <text:span text:style-name="T22">ipl</text:span> Hercules console command is executed by the run control file, this control file in the list-directed IPL directory controls where the file content is placed in memory.</text:p>
      <text:p text:style-name="P28">The <text:span text:style-name="T22">IPLPSW.bin</text:span> file is placed at address X’0’. <text:s/>From the first 0 bytes of storage, Hercules initializes the PSW. <text:s/>After which, control of the CPU is passed to the loaded bare-metal program.</text:p>
      <text:p text:style-name="P29">The Hercules console command <text:span text:style-name="T22">quit</text:span> may be entered to terminate Hercules execution.</text:p>
      <text:p text:style-name="P29"/>
      <text:p text:style-name="P29"/>
      <text:h text:style-name="P116" text:outline-level="1"><text:bookmark-start text:name="__RefHeading___Toc8863_641179520"/>Program 2 – Hello World From Disk<text:bookmark-end text:name="__RefHeading___Toc8863_641179520"/></text:h>
      <text:p text:style-name="P103"><text:span text:style-name="T50">Program:</text:span> <text:span text:style-name="T32">samples/guide/pgm1/</text:span><text:span text:style-name="T22">pgm1.</text:span><text:span text:style-name="T32">asm</text:span></text:p>
      <text:p text:style-name="P103"><text:span text:style-name="T50">Hardware Architecture:</text:span> S/370</text:p>
      <text:p text:style-name="P103"><text:span text:style-name="T50">Bare-Metal Program Type:</text:span> <text:span text:style-name="T94">IPL Program</text:span></text:p>
      <text:p text:style-name="P103"><text:span text:style-name="T50">IPL:</text:span> <text:span text:style-name="T94">FBA DASD volume</text:span></text:p>
      <text:p text:style-name="P104"><text:span text:style-name="T50">Macros:</text:span> None</text:p>
      <text:p text:style-name="P102">Program Description:<text:span text:style-name="T95"> </text:span><text:span text:style-name="T96">same as Program 1</text:span></text:p>
      <text:p text:style-name="P30">Program 2 is an extension of Program 1. <text:s/>It will use the output created by Program 1 to create a FBA volume that contains Program 1, the Hello World program. <text:s/><text:span text:style-name="T82">Copy from the </text:span><text:span text:style-name="T40">samples/guide/pgm2</text:span><text:span text:style-name="T82"> directory into </text:span><text:span text:style-name="T51">your</text:span><text:span text:style-name="T82"> Program 2 directory the following files:</text:span></text:p>
      <text:list xml:id="list861010177" text:style-name="L7">
        <text:list-item>
          <text:p text:style-name="P98"><text:span text:style-name="T22">med</text:span> – which builds the IPL FBA disk</text:p>
        </text:list-item>
        <text:list-item>
          <text:p text:style-name="P98"><text:span text:style-name="T22">ipl</text:span> – which IPL’s the FBA disk.</text:p>
        </text:list-item>
      </text:list>
      <text:h text:style-name="Heading_20_2" text:outline-level="2"><text:bookmark-start text:name="__RefHeading___Toc8865_641179520"/>Step 1 – Assemble the Program<text:bookmark-end text:name="__RefHeading___Toc8865_641179520"/></text:h>
      <text:p text:style-name="P30">This was already completed in Program 1. <text:s/>Program <text:span text:style-name="T82">2</text:span> uses the output from Step 1 in the previous program. <text:s/>Simply copy the contents of the <text:span text:style-name="T22">ldipl</text:span> directory in <text:span text:style-name="T82">your Program 1 directory into the directory you are using for Program 2. <text:s/>Copy these files into the Program 2 </text:span><text:span text:style-name="T40">ldipl</text:span><text:span text:style-name="T82"> directory. <text:s/>Do not change the file names!!</text:span></text:p>
      <text:list xml:id="list3942641068" text:style-name="L8">
        <text:list-item>
          <text:p text:style-name="P99"><text:span text:style-name="T38">IPLPGM1.bi</text:span><text:span text:style-name="T39">n</text:span></text:p>
        </text:list-item>
        <text:list-item>
          <text:p text:style-name="P111">IPLPSW.bin</text:p>
        </text:list-item>
        <text:list-item>
          <text:p text:style-name="P111">pgm1.txt</text:p>
        </text:list-item>
      </text:list>
      <text:h text:style-name="Heading_20_2" text:outline-level="2"><text:bookmark-start text:name="__RefHeading___Toc8867_641179520"/>Step 2 – Create IPL Medium<text:bookmark-end text:name="__RefHeading___Toc8867_641179520"/></text:h>
      <text:p text:style-name="P31">Creation of the FBA IPL medium is accomplished with this command:</text:p>
      <text:p text:style-name="P52">${IPLASMA} -v -f ld -m pgm2.3310 --records ldipl/pgm1.txt &gt;&gt; iplasma-${sfx}.txt</text:p>
      <text:p text:style-name="P32">This command invokes <text:span text:style-name="T22">tools/iplasma.py</text:span> to build the FBA disk. <text:s/>As input to the tool, it uses the copied output from ASMA in Program 1, the list-directed IPL directory. <text:s/>This input file is the last argument of the command: <text:span text:style-name="T22">ldipl/pgm1.txt</text:span>.</text:p>
      <text:p text:style-name="P32"><text:soft-page-break/>Additionally the <text:span text:style-name="T22">-f</text:span> <text:span text:style-name="T22">ld</text:span> argument tells <text:span text:style-name="T22">iplasma.py</text:span> the format of the input file. <text:s/><text:span text:style-name="T22">ld</text:span> indicates a list-directed IPL directory <text:span text:style-name="T94">control file</text:span>.</text:p>
      <text:p text:style-name="P32">The output from the tool, the emulated IPL capable FBA disk file, is specified by the <text:span text:style-name="T22">-m</text:span> argument: <text:span text:style-name="T22">-m pgm2.3310</text:span>. <text:s/><text:span text:style-name="T83">The </text:span><text:span text:style-name="T41">-d</text:span><text:span text:style-name="T83"> or </text:span><text:span text:style-name="T41">–-dtype</text:span><text:span text:style-name="T83"> argument defaults to </text:span><text:span text:style-name="T41">FBA</text:span><text:span text:style-name="T83"> which implies a 3310 device type. <text:s/>Other FBA device types are supported.</text:span></text:p>
      <text:p text:style-name="P33">The output from the tool is sent to a file in your Program 2 directory: </text:p>
      <text:p text:style-name="P56"><text:span text:style-name="T22">iplasma-mmddyy-hhmmss.txt</text:span>.</text:p>
      <text:p text:style-name="P84">Two arguments influence the content of the output: <text:span text:style-name="T22">-v</text:span> and <text:span text:style-name="T22">–-records</text:span>. <text:s/><text:span text:style-name="T22">-v</text:span> requests verbose output. <text:s/><text:span text:style-name="T97">All lines lacking “iplasma.py” at the beginning of the output result during because of the </text:span><text:span text:style-name="T92">-v</text:span><text:span text:style-name="T97"> argument. <text:s/></text:span>When writing your own bare-metal programs, you will want this output.</text:p>
      <text:p text:style-name="P84">The following explains the <text:span text:style-name="T22">iplasma.py</text:span> tool’s output.</text:p>
      <text:p text:style-name="P50">iplasma.py Copyright (C) 2015-2020 Harold Grovesteen</text:p>
      <text:p text:style-name="P87">The usual copyright notice from the author.</text:p>
      <text:p text:style-name="P58">iplasma.py - IPL HWM: <text:s/>00036C</text:p>
      <text:p text:style-name="P58">iplasma.py - Used HWM: 000370</text:p>
      <text:p text:style-name="P58">iplasma.py - IPL PSW: 0008000000000300</text:p>
      <text:p text:style-name="P34">The memory high water mark of the IPL and that actually used and the IPL PSW used by the IPL.</text:p>
      <text:p text:style-name="P57">Volume: <text:s/>TYPE=3310 SECTORS=125664 LFS=False</text:p>
      <text:p text:style-name="P57">Host: <text:s text:c="3"/>FILE=64339968 (61.3MB)</text:p>
      <text:p text:style-name="P57">Block: <text:s text:c="2"/>LENGTH=0 SECTORS=0 BLOCKS=None</text:p>
      <text:p text:style-name="P34">Description of the selected device type and its present characteristics. <text:s/>These characteristics relate to the general device not necessarily the device constructed by <text:span text:style-name="T22">iplasma.py</text:span>. <text:s/><text:span text:style-name="T84">The general 3310 volume has 125,664 sectors. <text:s/></text:span><text:span text:style-name="T42">LFS</text:span><text:span text:style-name="T84"> indicates whether the host requires large file system support when accessing the FBA emulated file created with these characteristics. <text:s/>The </text:span><text:span text:style-name="T42">Host</text:span><text:span text:style-name="T84"> line describes the full file size of the emulating file. <text:s/>The </text:span><text:span text:style-name="T42">Block</text:span><text:span text:style-name="T84"> line indicates the file length, number of sectors and blocks currently created. <text:s/>These values should always be 0 without any blocks because these values are provided prior to the volumes actual creation.</text:span></text:p>
      <text:p text:style-name="P57">FBA DASD Map:</text:p>
      <text:p text:style-name="P57"><text:s text:c="4"/>IPL0: 0-0</text:p>
      <text:p text:style-name="P57"><text:s text:c="4"/>VOLLBL: 1-1</text:p>
      <text:p text:style-name="P57"><text:s text:c="4"/>IPLPGM1.bin: 2-2</text:p>
      <text:p text:style-name="P35"><text:soft-page-break/>How the FBA volume has been allocated for the IPL usage is described by these statements. <text:s/>The range indicates the beginning and ending sectors for each item. <text:s/><text:span text:style-name="T93">In this case, only one sector has been reserved for each major FBA disk item.</text:span></text:p>
      <text:p text:style-name="P57">3310 IPL: LDIPL</text:p>
      <text:p text:style-name="P88">This identifies the <text:span text:style-name="T93">type of </text:span>source installed on the FBA volume.</text:p>
      <text:p text:style-name="P58">iplasma.py - IPL Record 1:</text:p>
      <text:p text:style-name="P58"><text:s text:c="4"/>000588 <text:s/>43000598 40000008 42000300 00000200</text:p>
      <text:p text:style-name="P58"><text:s text:c="4"/>000598 <text:s/>06000001 00000002</text:p>
      <text:p text:style-name="P58">iplasma.py - IPL Record 0 - CCWs:</text:p>
      <text:p text:style-name="P58"><text:s text:c="4"/>000008 <text:s/>02000570 40000200 08000588 00000001</text:p>
      <text:p text:style-name="P58">iplasma.py - IPL Record 0:</text:p>
      <text:p text:style-name="P58"><text:s text:c="4"/>000000 <text:s/>00080000 00000300 02000570 40000200</text:p>
      <text:p text:style-name="P58"><text:s text:c="4"/>000010 <text:s/>08000588 00000001</text:p>
      <text:p text:style-name="P36">These statements identify where in memory <text:span text:style-name="T94">(</text:span>and the binary content for IPL records 0 and 1<text:span text:style-name="T94">)</text:span>, in the order created by the tool.</text:p>
      <text:p text:style-name="P58">Memory Map:</text:p>
      <text:p text:style-name="P58"><text:s text:c="4"/>IPL0: 000000-000017</text:p>
      <text:p text:style-name="P58"><text:s text:c="4"/>PSW: 000000-000007</text:p>
      <text:p text:style-name="P58"><text:s text:c="4"/>CCW0: 000008-000017</text:p>
      <text:p text:style-name="P58"><text:s text:c="4"/>IPLPGM1.bin: 000300-00036C</text:p>
      <text:p text:style-name="P58"><text:s text:c="4"/>IPL1: 000588-00059F</text:p>
      <text:p text:style-name="P36">Memory is allocated for the IPL process as described by these output lines. <text:s/>This is where you should find the specified content in memory. <text:s/>Addresses are in hexadecimal. <text:s/>Useful for debugging.</text:p>
      <text:p text:style-name="P58">iplasma.py - emulated medium pgm2.3310 created with file size: 1536</text:p>
      <text:p text:style-name="P37">The file created and its physical size in the host’s file system is identified here. <text:s/>Note that the physical size is significantly smaller than that identified <text:span text:style-name="T85">in the above </text:span><text:span text:style-name="T43">Host</text:span><text:span text:style-name="T85"> output line </text:span>for <text:span text:style-name="T85">a</text:span> generic FBA 3310 device.</text:p>
      <text:p text:style-name="P37"><text:span text:style-name="T85">This results from the </text:span><text:span text:style-name="T43">--size</text:span><text:span text:style-name="T85"> argument defaulting to </text:span><text:span text:style-name="T43">mini</text:span><text:span text:style-name="T85">. <text:s/>Hercules supports non-standard device sizes. <text:s/>For such devices the device type of the configuration file dictates the characteristics of the device, not the file size. <text:s/>The underlying tools used by SATK for DASD creation allows for three size options: </text:span><text:span text:style-name="T43">mini</text:span><text:span text:style-name="T85"> (the default used here), the absolute minimum file size required by the bare-metal program and supported by Hercules; </text:span><text:span text:style-name="T43">comp</text:span><text:span text:style-name="T85">, compression </text:span><text:span text:style-name="T52">eligible</text:span><text:span text:style-name="T85"> file; and </text:span><text:span text:style-name="T43">std</text:span><text:span text:style-name="T85">, the normal full size volume. <text:s/>SATK does not create compressed files. <text:s/>Either </text:span><text:span text:style-name="T43">comp</text:span><text:span text:style-name="T85"> or </text:span><text:span text:style-name="T43">std</text:span><text:span text:style-name="T85"> create uncompressed files that may be compressed by use of a Hercules utility.</text:span></text:p>
      <text:p text:style-name="P57">FBA sector 0</text:p>
      <text:p text:style-name="P57"><text:s text:c="3"/>000000 <text:s/>00080000 00000300 02000570 40000200</text:p>
      <text:p text:style-name="P57"><text:s text:c="3"/>000010 <text:s/>08000588 00000001 43000598 40000008</text:p>
      <text:p text:style-name="P57"><text:soft-page-break/><text:s text:c="3"/>000020 <text:s/>42000300 00000200 06000001 00000002</text:p>
      <text:p text:style-name="P57"><text:s text:c="3"/>000030 <text:s/>00000000 00000000 00000000 00000000</text:p>
      <text:p text:style-name="P66"><text:s text:c="3"/>…</text:p>
      <text:p text:style-name="P66"><text:s text:c="3"/>0001F0 <text:s/>00000000 00000000 00000000 00000000</text:p>
      <text:p text:style-name="P57">FBA sector 2</text:p>
      <text:p text:style-name="P57"><text:s text:c="3"/>000000 <text:s/>05C0D207 0068C026 988AC03E 838A0008</text:p>
      <text:p text:style-name="P57"><text:s text:c="3"/>000010 <text:s/>4770C01C 12AA4770 C01C8200 C02E8200</text:p>
      <text:p text:style-name="P57"><text:s text:c="3"/>000020 <text:s/>C0360000 00000000 000A0000 00000028</text:p>
      <text:p text:style-name="P57"><text:s text:c="3"/>000030 <text:s/>000A0000 00000000 000A0000 0000DEAD</text:p>
      <text:p text:style-name="P57"><text:s text:c="3"/>000040 <text:s/>00000350 00000000 0000001D 00000000</text:p>
      <text:p text:style-name="P57"><text:s text:c="3"/>000050 <text:s/>D4E2C740 5C40C885 93939640 C2819985</text:p>
      <text:p text:style-name="P57"><text:s text:c="3"/>000060 <text:s/>60D485A3 819340E6 96999384 5A000000</text:p>
      <text:p text:style-name="P57"><text:s text:c="3"/>000070 <text:s/>00000000 00000000 00000000 00000000</text:p>
      <text:p text:style-name="P57"><text:s text:c="3"/>…</text:p>
      <text:p text:style-name="P66"><text:s text:c="3"/>0001F0 <text:s/>00000000 00000000 00000000 00000000</text:p>
      <text:p text:style-name="P38"/>
      <text:p text:style-name="P38"><text:span text:style-name="T97">The lines result from the </text:span><text:span text:style-name="T92">--records</text:span><text:span text:style-name="T97"> command-line argument. <text:s/></text:span>The final output is that of each written sector on the FBA volume by <text:span text:style-name="T22">iplasma.py</text:span>. <text:s/>The redundant lines of binary zeros are indicated by the … in the above lines. <text:s/>The “address” on the left indicates the displacement into the sector where the data was placed. <text:s/>Sector 1 is not shown because the volume label has not been written to the emulated disk and hence is excluded from th<text:span text:style-name="T97">is text</text:span> output. <text:s/>However, sector 1 is all zeros in the emulated disk.</text:p>
      <text:p text:style-name="P38">For this disk, three sectors exist. <text:s/>512 bytes per sector results in a file of 1536 bytes.</text:p>
      <text:h text:style-name="Heading_20_2" text:outline-level="2"><text:bookmark-start text:name="__RefHeading___Toc8869_641179520"/>Step 3 –<text:span text:style-name="T86"> Run the Bare-Metal Program</text:span><text:bookmark-end text:name="__RefHeading___Toc8869_641179520"/></text:h>
      <text:p text:style-name="P101">The Hercules <text:span text:style-name="T90">pgm2</text:span><text:span text:style-name="T22">.conf</text:span> file has <text:span text:style-name="T88">added </text:span>one line.</text:p>
      <text:p text:style-name="P58"># Hercules sample configuration file for pgm<text:span text:style-name="T87">2</text:span>.asm</text:p>
      <text:p text:style-name="P58">ARCHMODE S/370 <text:s text:c="9"/># S/370 targeted by pgm<text:span text:style-name="T87">2</text:span>.asm</text:p>
      <text:p text:style-name="P58">MAINSIZE 16K <text:s text:c="11"/># Sample starts at X'300'</text:p>
      <text:p text:style-name="P58">NUMCPU <text:s text:c="2"/>1</text:p>
      <text:p text:style-name="P58">DIAG8CMD enable <text:s text:c="8"/># Allow use of DIAG X'008'</text:p>
      <text:p text:style-name="P58"/>
      <text:p text:style-name="P58"># Devices</text:p>
      <text:p text:style-name="P58">000F 3215-C / <text:s text:c="10"/># Console required by mainframe systems</text:p>
      <text:p text:style-name="P91">0110 3310 pgm2.3310 <text:s text:c="4"/># FBA IPL disk</text:p>
      <text:p text:style-name="P113">As can be seen, the FBA disk created by Step 2 has been added to the configuration file <text:span text:style-name="T88">as device 110 (in hexadecimal)</text:span>. <text:s/>Otherwise it is identical to the configuration file used <text:span text:style-name="T88">by</text:span> Program 1.</text:p>
      <text:p text:style-name="P113">Likewise the run control file has been changed to cause an IPL from the FBA disk <text:span text:style-name="T88">created in Step 2</text:span>.</text:p>
      <text:p text:style-name="P58"><text:soft-page-break/># This file is intended for use with Hercules Hyperion</text:p>
      <text:p text:style-name="P58"># Comment this statement if you do not want to trace</text:p>
      <text:p text:style-name="P58">t+</text:p>
      <text:p text:style-name="P58"># Perform the FBA based IPL</text:p>
      <text:p text:style-name="P58">ipl 110</text:p>
      <text:p text:style-name="P11"/>
      <text:p text:style-name="P4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size="20pt" officeooo:rsid="00131d2e" officeooo:paragraph-rsid="00131d2e" style:font-size-asian="17.5pt" style:font-size-complex="20pt"/>
    </style:style>
    <style:style style:name="MP2" style:family="paragraph" style:parent-style-name="Footer">
      <style:paragraph-properties fo:text-align="center" style:justify-single-word="false"/>
      <style:text-properties officeooo:rsid="0014c8fc" officeooo:paragraph-rsid="0014c8f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ATK User Guide</text:p>
      </style:header>
      <style:footer>
        <text:p text:style-name="MP2">Page <text:page-number text:select-page="current">16</text:page-number> of 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09:06:45.787772637</meta:creation-date>
    <meta:generator>LibreOffice/5.3.5.2$Linux_X86_64 LibreOffice_project/30m0$Build-2</meta:generator>
    <dc:date>2020-06-09T11:40:40.692630856</dc:date>
    <meta:editing-duration>PT9H17M41S</meta:editing-duration>
    <meta:editing-cycles>51</meta:editing-cycles>
    <meta:document-statistic meta:table-count="2" meta:image-count="0" meta:object-count="0" meta:page-count="16" meta:paragraph-count="285" meta:word-count="4356" meta:character-count="27629" meta:non-whitespace-character-count="22927"/>
  </office:meta>
</office:document-meta>
</file>